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2010000066100000391F0B4069685737080.png" manifest:media-type="image/png"/>
  <manifest:file-entry manifest:full-path="Pictures/1000020100001B5D000001DE3510BDC124B51DE6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Calibri2" svg:font-family="Calibri, sans-serif"/>
    <style:font-face style:name="Mangal" svg:font-family="Mangal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Garamond" svg:font-family="Garamond" style:font-family-generic="roman" style:font-pitch="variable"/>
    <style:font-face style:name="Tahoma" svg:font-family="Tahoma" style:font-family-generic="roman" style:font-pitch="variable"/>
    <style:font-face style:name="Times New Roman1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Calibri3" svg:font-family="Calibri" style:font-family-generic="system" style:font-pitch="variable"/>
    <style:font-face style:name="Mangal1" svg:font-family="Mangal" style:font-family-generic="system" style:font-pitch="variable"/>
    <style:font-face style:name="Myriad Pro" svg:font-family="'Myriad Pro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TimesNewRomanPSMT" svg:font-family="TimesNewRomanPSMT" style:font-family-generic="system" style:font-pitch="variable"/>
  </office:font-face-decls>
  <office:automatic-styles>
    <style:style style:name="Tabla1" style:family="table" style:master-page-name="Standard">
      <style:table-properties style:width="19.309cm" fo:margin-top="0cm" fo:margin-bottom="0cm" style:page-number="auto" table:align="center" fo:background-color="transparent" style:writing-mode="lr-tb">
        <style:background-image/>
      </style:table-properties>
    </style:style>
    <style:style style:name="Tabla1.A" style:family="table-column">
      <style:table-column-properties style:column-width="0.817cm"/>
    </style:style>
    <style:style style:name="Tabla1.B" style:family="table-column">
      <style:table-column-properties style:column-width="2.48cm"/>
    </style:style>
    <style:style style:name="Tabla1.C" style:family="table-column">
      <style:table-column-properties style:column-width="3.893cm"/>
    </style:style>
    <style:style style:name="Tabla1.D" style:family="table-column">
      <style:table-column-properties style:column-width="0.901cm"/>
    </style:style>
    <style:style style:name="Tabla1.E" style:family="table-column">
      <style:table-column-properties style:column-width="1.094cm"/>
    </style:style>
    <style:style style:name="Tabla1.F" style:family="table-column">
      <style:table-column-properties style:column-width="2.013cm"/>
    </style:style>
    <style:style style:name="Tabla1.G" style:family="table-column">
      <style:table-column-properties style:column-width="0.252cm"/>
    </style:style>
    <style:style style:name="Tabla1.H" style:family="table-column">
      <style:table-column-properties style:column-width="0.543cm"/>
    </style:style>
    <style:style style:name="Tabla1.I" style:family="table-column">
      <style:table-column-properties style:column-width="2.29cm"/>
    </style:style>
    <style:style style:name="Tabla1.J" style:family="table-column">
      <style:table-column-properties style:column-width="0.737cm"/>
    </style:style>
    <style:style style:name="Tabla1.K" style:family="table-column">
      <style:table-column-properties style:column-width="0.182cm"/>
    </style:style>
    <style:style style:name="Tabla1.L" style:family="table-column">
      <style:table-column-properties style:column-width="0.448cm"/>
    </style:style>
    <style:style style:name="Tabla1.M" style:family="table-column">
      <style:table-column-properties style:column-width="3.66cm"/>
    </style:style>
    <style:style style:name="Tabla1.1" style:family="table-row">
      <style:table-row-properties style:row-height="0.801cm" fo:background-color="transparent" fo:keep-together="auto">
        <style:background-image/>
      </style:table-row-properties>
    </style:style>
    <style:style style:name="Tabla1.A1" style:family="table-cell">
      <style:table-cell-properties style:vertical-align="middle" fo:background-color="#dedbdb" fo:padding-left="0.171cm" fo:padding-right="0.191cm" fo:padding-top="0cm" fo:padding-bottom="0cm" fo:border-left="0.5pt solid #000001" fo:border-right="none" fo:border-top="0.5pt solid #000001" fo:border-bottom="0.5pt solid #000001">
        <style:background-image/>
      </style:table-cell-properties>
    </style:style>
    <style:style style:name="Tabla1.B1" style:family="table-cell">
      <style:table-cell-properties style:vertical-align="middle" fo:background-color="transparent" fo:padding-left="0.171cm" fo:padding-right="0.191cm" fo:padding-top="0cm" fo:padding-bottom="0cm" fo:border-left="0.5pt solid #000001" fo:border-right="none" fo:border-top="0.5pt solid #000001" fo:border-bottom="0.5pt solid #000001">
        <style:background-image/>
      </style:table-cell-properties>
    </style:style>
    <style:style style:name="Tabla1.J1" style:family="table-cell">
      <style:table-cell-properties style:vertical-align="middle" fo:background-color="transparent" fo:padding-left="0.171cm" fo:padding-right="0.191cm" fo:padding-top="0cm" fo:padding-bottom="0cm" fo:border="0.5pt solid #000001">
        <style:background-image/>
      </style:table-cell-properties>
    </style:style>
    <style:style style:name="Tabla1.2" style:family="table-row">
      <style:table-row-properties style:min-row-height="1cm" fo:keep-together="auto"/>
    </style:style>
    <style:style style:name="Tabla1.A2" style:family="table-cell">
      <style:table-cell-properties fo:background-color="transparent" fo:padding-left="0.173cm" fo:padding-right="0.191cm" fo:padding-top="0cm" fo:padding-bottom="0cm" fo:border="0.5pt solid #000001">
        <style:background-image/>
      </style:table-cell-properties>
    </style:style>
    <style:style style:name="Tabla1.D2" style:family="table-cell">
      <style:table-cell-properties fo:background-color="transparent" fo:padding-left="0.171cm" fo:padding-right="0.191cm" fo:padding-top="0cm" fo:padding-bottom="0cm" fo:border="0.5pt solid #000001">
        <style:background-image/>
      </style:table-cell-properties>
    </style:style>
    <style:style style:name="Tabla1.H2" style:family="table-cell">
      <style:table-cell-properties fo:background-color="transparent" fo:padding-left="0.173cm" fo:padding-right="0.191cm" fo:padding-top="0cm" fo:padding-bottom="0cm" fo:border="0.5pt solid #000001">
        <style:background-image/>
      </style:table-cell-properties>
    </style:style>
    <style:style style:name="Tabla1.K2" style:family="table-cell">
      <style:table-cell-properties style:vertical-align="middle" fo:background-color="transparent" fo:padding-left="0.173cm" fo:padding-right="0.191cm" fo:padding-top="0cm" fo:padding-bottom="0cm" fo:border="0.5pt solid #000001">
        <style:background-image/>
      </style:table-cell-properties>
    </style:style>
    <style:style style:name="Tabla1.3" style:family="table-row">
      <style:table-row-properties style:min-row-height="1.002cm" fo:keep-together="auto"/>
    </style:style>
    <style:style style:name="Tabla1.A3" style:family="table-cell">
      <style:table-cell-properties fo:background-color="transparent" fo:padding-left="0.173cm" fo:padding-right="0.191cm" fo:padding-top="0cm" fo:padding-bottom="0cm" fo:border="0.5pt solid #000001">
        <style:background-image/>
      </style:table-cell-properties>
    </style:style>
    <style:style style:name="Tabla1.C3" style:family="table-cell">
      <style:table-cell-properties fo:background-color="transparent" fo:padding-left="0.173cm" fo:padding-right="0.191cm" fo:padding-top="0cm" fo:padding-bottom="0cm" fo:border-left="0.5pt solid #000001" fo:border-right="none" fo:border-top="0.5pt solid #000001" fo:border-bottom="0.5pt solid #000001">
        <style:background-image/>
      </style:table-cell-properties>
    </style:style>
    <style:style style:name="Tabla1.E3" style:family="table-cell">
      <style:table-cell-properties fo:background-color="transparent" fo:padding-left="0.173cm" fo:padding-right="0.191cm" fo:padding-top="0cm" fo:padding-bottom="0cm" fo:border="0.5pt solid #000001">
        <style:background-image/>
      </style:table-cell-properties>
    </style:style>
    <style:style style:name="Tabla1.I3" style:family="table-cell">
      <style:table-cell-properties fo:background-color="transparent" fo:padding-left="0.173cm" fo:padding-right="0.191cm" fo:padding-top="0cm" fo:padding-bottom="0cm" fo:border-left="0.5pt solid #000001" fo:border-right="none" fo:border-top="0.5pt solid #000001" fo:border-bottom="0.5pt solid #000001">
        <style:background-image/>
      </style:table-cell-properties>
    </style:style>
    <style:style style:name="Tabla1.M3" style:family="table-cell">
      <style:table-cell-properties fo:background-color="transparent" fo:padding-left="0.173cm" fo:padding-right="0.191cm" fo:padding-top="0cm" fo:padding-bottom="0cm" fo:border="0.5pt solid #000001">
        <style:background-image/>
      </style:table-cell-properties>
    </style:style>
    <style:style style:name="Tabla1.4" style:family="table-row">
      <style:table-row-properties style:min-row-height="1cm" fo:keep-together="auto"/>
    </style:style>
    <style:style style:name="Tabla1.A4" style:family="table-cell">
      <style:table-cell-properties fo:background-color="transparent" fo:padding-left="0.173cm" fo:padding-right="0.191cm" fo:padding-top="0cm" fo:padding-bottom="0cm" fo:border="0.5pt solid #000001">
        <style:background-image/>
      </style:table-cell-properties>
    </style:style>
    <style:style style:name="Tabla1.F4" style:family="table-cell">
      <style:table-cell-properties fo:background-color="transparent" fo:padding-left="0.171cm" fo:padding-right="0.191cm" fo:padding-top="0cm" fo:padding-bottom="0cm" fo:border="0.5pt solid #000001">
        <style:background-image/>
      </style:table-cell-properties>
    </style:style>
    <style:style style:name="Tabla1.5" style:family="table-row">
      <style:table-row-properties style:min-row-height="1cm" fo:keep-together="auto"/>
    </style:style>
    <style:style style:name="Tabla1.A5" style:family="table-cell">
      <style:table-cell-properties fo:background-color="transparent" fo:padding-left="0.173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Tabla1.F5" style:family="table-cell">
      <style:table-cell-properties fo:background-color="transparent" fo:padding-left="0.171cm" fo:padding-right="0.191cm" fo:padding-top="0cm" fo:padding-bottom="0cm" fo:border-left="0.5pt solid #000001" fo:border-right="none" fo:border-top="none" fo:border-bottom="0.5pt solid #000001">
        <style:background-image/>
      </style:table-cell-properties>
    </style:style>
    <style:style style:name="Tabla1.G5" style:family="table-cell">
      <style:table-cell-properties fo:background-color="transparent" fo:padding-left="0.171cm" fo:padding-right="0.191cm" fo:padding-top="0cm" fo:padding-bottom="0cm" fo:border-left="0.5pt solid #000001" fo:border-right="none" fo:border-top="none" fo:border-bottom="0.5pt solid #000001">
        <style:background-image/>
      </style:table-cell-properties>
    </style:style>
    <style:style style:name="Tabla1.L5" style:family="table-cell">
      <style:table-cell-properties fo:background-color="transparent" fo:padding-left="0.17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Tabla3" style:family="table">
      <style:table-properties style:width="19.39cm" fo:margin-top="0cm" fo:margin-bottom="0cm" table:align="center" style:writing-mode="lr-tb"/>
    </style:style>
    <style:style style:name="Tabla3.A" style:family="table-column">
      <style:table-column-properties style:column-width="0.797cm"/>
    </style:style>
    <style:style style:name="Tabla3.B" style:family="table-column">
      <style:table-column-properties style:column-width="0.991cm"/>
    </style:style>
    <style:style style:name="Tabla3.C" style:family="table-column">
      <style:table-column-properties style:column-width="1.316cm"/>
    </style:style>
    <style:style style:name="Tabla3.D" style:family="table-column">
      <style:table-column-properties style:column-width="1.716cm"/>
    </style:style>
    <style:style style:name="Tabla3.E" style:family="table-column">
      <style:table-column-properties style:column-width="0.979cm"/>
    </style:style>
    <style:style style:name="Tabla3.F" style:family="table-column">
      <style:table-column-properties style:column-width="3.394cm"/>
    </style:style>
    <style:style style:name="Tabla3.G" style:family="table-column">
      <style:table-column-properties style:column-width="0.617cm"/>
    </style:style>
    <style:style style:name="Tabla3.H" style:family="table-column">
      <style:table-column-properties style:column-width="0.785cm"/>
    </style:style>
    <style:style style:name="Tabla3.I" style:family="table-column">
      <style:table-column-properties style:column-width="0.907cm"/>
    </style:style>
    <style:style style:name="Tabla3.J" style:family="table-column">
      <style:table-column-properties style:column-width="1.099cm"/>
    </style:style>
    <style:style style:name="Tabla3.K" style:family="table-column">
      <style:table-column-properties style:column-width="1.884cm"/>
    </style:style>
    <style:style style:name="Tabla3.L" style:family="table-column">
      <style:table-column-properties style:column-width="1.415cm"/>
    </style:style>
    <style:style style:name="Tabla3.M" style:family="table-column">
      <style:table-column-properties style:column-width="3.491cm"/>
    </style:style>
    <style:style style:name="Tabla3.1" style:family="table-row">
      <style:table-row-properties style:row-height="0.7cm" fo:keep-together="auto"/>
    </style:style>
    <style:style style:name="Tabla3.A1" style:family="table-cell">
      <style:table-cell-properties style:vertical-align="middle" fo:background-color="#cdcdcd" fo:padding-left="0.146cm" fo:padding-right="0.191cm" fo:padding-top="0cm" fo:padding-bottom="0cm" fo:border="0.5pt solid #000001">
        <style:background-image/>
      </style:table-cell-properties>
    </style:style>
    <style:style style:name="Tabla3.B1" style:family="table-cell">
      <style:table-cell-properties style:vertical-align="middle" fo:background-color="#ffffff" fo:padding-left="0.145cm" fo:padding-right="0.191cm" fo:padding-top="0cm" fo:padding-bottom="0cm" fo:border-left="0.5pt solid #000001" fo:border-right="none" fo:border-top="0.5pt solid #000001" fo:border-bottom="0.5pt solid #000001">
        <style:background-image/>
      </style:table-cell-properties>
    </style:style>
    <style:style style:name="Tabla3.G1" style:family="table-cell">
      <style:table-cell-properties style:vertical-align="middle" fo:background-color="#ffffff" fo:padding-left="0.145cm" fo:padding-right="0.191cm" fo:padding-top="0cm" fo:padding-bottom="0cm" fo:border-left="0.5pt solid #000001" fo:border-right="none" fo:border-top="none" fo:border-bottom="none">
        <style:background-image/>
      </style:table-cell-properties>
    </style:style>
    <style:style style:name="Tabla3.H1" style:family="table-cell">
      <style:table-cell-properties style:vertical-align="middle" fo:background-color="#cdcdcd" fo:padding-left="0.145cm" fo:padding-right="0.191cm" fo:padding-top="0cm" fo:padding-bottom="0cm" fo:border-left="0.5pt solid #000001" fo:border-right="none" fo:border-top="0.5pt solid #000001" fo:border-bottom="0.5pt solid #000001">
        <style:background-image/>
      </style:table-cell-properties>
    </style:style>
    <style:style style:name="Tabla3.I1" style:family="table-cell">
      <style:table-cell-properties style:vertical-align="middle" fo:background-color="#ffffff" fo:padding-left="0.145cm" fo:padding-right="0.191cm" fo:padding-top="0cm" fo:padding-bottom="0cm" fo:border="0.5pt solid #000001">
        <style:background-image/>
      </style:table-cell-properties>
    </style:style>
    <style:style style:name="Tabla3.2" style:family="table-row">
      <style:table-row-properties style:min-row-height="0.894cm" fo:keep-together="auto"/>
    </style:style>
    <style:style style:name="Tabla3.A2" style:family="table-cell">
      <style:table-cell-properties fo:background-color="#ffffff" fo:padding-left="0.146cm" fo:padding-right="0.191cm" fo:padding-top="0cm" fo:padding-bottom="0cm" fo:border="0.5pt solid #000001">
        <style:background-image/>
      </style:table-cell-properties>
    </style:style>
    <style:style style:name="Tabla3.H2" style:family="table-cell">
      <style:table-cell-properties fo:background-color="#ffffff" fo:padding-left="0.145cm" fo:padding-right="0.191cm" fo:padding-top="0cm" fo:padding-bottom="0cm" fo:border="0.5pt solid #000001">
        <style:background-image/>
      </style:table-cell-properties>
    </style:style>
    <style:style style:name="Tabla3.3" style:family="table-row">
      <style:table-row-properties style:min-row-height="0.9cm" fo:keep-together="auto"/>
    </style:style>
    <style:style style:name="Tabla3.A3" style:family="table-cell">
      <style:table-cell-properties style:vertical-align="middle" fo:background-color="#ffffff" fo:padding-left="0.146cm" fo:padding-right="0.191cm" fo:padding-top="0cm" fo:padding-bottom="0cm" fo:border="0.5pt solid #000001">
        <style:background-image/>
      </style:table-cell-properties>
    </style:style>
    <style:style style:name="Tabla3.D3" style:family="table-cell">
      <style:table-cell-properties fo:background-color="#ffffff" fo:padding-left="0.146cm" fo:padding-right="0.191cm" fo:padding-top="0cm" fo:padding-bottom="0cm" fo:border="0.5pt solid #000001">
        <style:background-image/>
      </style:table-cell-properties>
    </style:style>
    <style:style style:name="Tabla3.H3" style:family="table-cell">
      <style:table-cell-properties fo:background-color="#ffffff" fo:padding-left="0.145cm" fo:padding-right="0.191cm" fo:padding-top="0cm" fo:padding-bottom="0cm" fo:border-left="0.5pt solid #000001" fo:border-right="none" fo:border-top="0.5pt solid #000001" fo:border-bottom="0.5pt solid #000001">
        <style:background-image/>
      </style:table-cell-properties>
    </style:style>
    <style:style style:name="Tabla3.K3" style:family="table-cell">
      <style:table-cell-properties fo:background-color="#ffffff" fo:padding-left="0.145cm" fo:padding-right="0.191cm" fo:padding-top="0cm" fo:padding-bottom="0cm" fo:border="0.5pt solid #000001">
        <style:background-image/>
      </style:table-cell-properties>
    </style:style>
    <style:style style:name="Tabla3.A4" style:family="table-cell">
      <style:table-cell-properties fo:background-color="#ffffff" fo:padding-left="0.146cm" fo:padding-right="0.191cm" fo:padding-top="0cm" fo:padding-bottom="0cm" fo:border-left="0.5pt solid #000001" fo:border-right="none" fo:border-top="0.5pt solid #000001" fo:border-bottom="0.5pt solid #000001">
        <style:background-image/>
      </style:table-cell-properties>
    </style:style>
    <style:style style:name="Tabla3.E4" style:family="table-cell">
      <style:table-cell-properties fo:background-color="#ffffff" fo:padding-left="0.146cm" fo:padding-right="0.191cm" fo:padding-top="0cm" fo:padding-bottom="0cm" fo:border="0.5pt solid #000001">
        <style:background-image/>
      </style:table-cell-properties>
    </style:style>
    <style:style style:name="Tabla3.H4" style:family="table-cell">
      <style:table-cell-properties fo:background-color="#ffffff" fo:padding-left="0.145cm" fo:padding-right="0.191cm" fo:padding-top="0cm" fo:padding-bottom="0cm" fo:border-left="0.5pt solid #000001" fo:border-right="none" fo:border-top="0.5pt solid #000001" fo:border-bottom="0.5pt solid #000001">
        <style:background-image/>
      </style:table-cell-properties>
    </style:style>
    <style:style style:name="Tabla3.L4" style:family="table-cell">
      <style:table-cell-properties fo:background-color="#ffffff" fo:padding-left="0.145cm" fo:padding-right="0.191cm" fo:padding-top="0cm" fo:padding-bottom="0cm" fo:border="0.5pt solid #000001">
        <style:background-image/>
      </style:table-cell-properties>
    </style:style>
    <style:style style:name="Tabla3.A5" style:family="table-cell">
      <style:table-cell-properties fo:background-color="#ffffff" fo:padding-left="0.146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Tabla3.H5" style:family="table-cell">
      <style:table-cell-properties fo:background-color="#ffffff" fo:padding-left="0.145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Tabla3.A6" style:family="table-cell">
      <style:table-cell-properties fo:background-color="#ffffff" fo:padding-left="0.146cm" fo:padding-right="0.191cm" fo:padding-top="0cm" fo:padding-bottom="0cm" fo:border-left="0.5pt solid #000001" fo:border-right="none" fo:border-top="none" fo:border-bottom="0.5pt solid #000001">
        <style:background-image/>
      </style:table-cell-properties>
    </style:style>
    <style:style style:name="Tabla3.C6" style:family="table-cell">
      <style:table-cell-properties fo:background-color="#ffffff" fo:padding-left="0.146cm" fo:padding-right="0.191cm" fo:padding-top="0cm" fo:padding-bottom="0cm" fo:border-left="0.5pt solid #000001" fo:border-right="none" fo:border-top="none" fo:border-bottom="0.5pt solid #000001">
        <style:background-image/>
      </style:table-cell-properties>
    </style:style>
    <style:style style:name="Tabla3.F6" style:family="table-cell">
      <style:table-cell-properties fo:background-color="#ffffff" fo:padding-left="0.146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Tabla3.H6" style:family="table-cell">
      <style:table-cell-properties fo:background-color="#ffffff" fo:padding-left="0.145cm" fo:padding-right="0.191cm" fo:padding-top="0cm" fo:padding-bottom="0cm" fo:border-left="0.5pt solid #000001" fo:border-right="none" fo:border-top="none" fo:border-bottom="0.5pt solid #000001">
        <style:background-image/>
      </style:table-cell-properties>
    </style:style>
    <style:style style:name="Tabla3.J6" style:family="table-cell">
      <style:table-cell-properties fo:background-color="#ffffff" fo:padding-left="0.145cm" fo:padding-right="0.191cm" fo:padding-top="0cm" fo:padding-bottom="0cm" fo:border-left="0.5pt solid #000001" fo:border-right="none" fo:border-top="none" fo:border-bottom="0.5pt solid #000001">
        <style:background-image/>
      </style:table-cell-properties>
    </style:style>
    <style:style style:name="Tabla3.M6" style:family="table-cell">
      <style:table-cell-properties fo:background-color="#ffffff" fo:padding-left="0.145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Tabla4" style:family="table">
      <style:table-properties style:width="18.999cm" fo:margin-left="0.134cm" fo:margin-top="0cm" fo:margin-bottom="0cm" table:align="left" style:writing-mode="lr-tb"/>
    </style:style>
    <style:style style:name="Tabla4.A" style:family="table-column">
      <style:table-column-properties style:column-width="1.08cm"/>
    </style:style>
    <style:style style:name="Tabla4.B" style:family="table-column">
      <style:table-column-properties style:column-width="8.521cm"/>
    </style:style>
    <style:style style:name="Tabla4.C" style:family="table-column">
      <style:table-column-properties style:column-width="0.298cm"/>
    </style:style>
    <style:style style:name="Tabla4.D" style:family="table-column">
      <style:table-column-properties style:column-width="5.794cm"/>
    </style:style>
    <style:style style:name="Tabla4.E" style:family="table-column">
      <style:table-column-properties style:column-width="3.306cm"/>
    </style:style>
    <style:style style:name="Tabla4.1" style:family="table-row">
      <style:table-row-properties style:row-height="0.9cm" fo:keep-together="auto"/>
    </style:style>
    <style:style style:name="Tabla4.A1" style:family="table-cell">
      <style:table-cell-properties style:vertical-align="middle" fo:background-color="#d9d9d9" fo:padding="0cm" fo:border-left="0.5pt solid #000001" fo:border-right="0.75pt solid #000001" fo:border-top="0.5pt solid #000001" fo:border-bottom="0.75pt solid #000001">
        <style:background-image/>
      </style:table-cell-properties>
    </style:style>
    <style:style style:name="Tabla4.B1" style:family="table-cell">
      <style:table-cell-properties style:vertical-align="middle" fo:background-color="#ffffff" fo:padding="0cm" fo:border-left="0.5pt solid #000001" fo:border-right="none" fo:border-top="0.5pt solid #000001" fo:border-bottom="0.75pt solid #000001">
        <style:background-image/>
      </style:table-cell-properties>
    </style:style>
    <style:style style:name="Tabla4.E1" style:family="table-cell">
      <style:table-cell-properties style:vertical-align="middle" fo:background-color="#ffffff" fo:padding="0cm" fo:border-left="0.5pt solid #000001" fo:border-right="0.75pt solid #000001" fo:border-top="0.5pt solid #000001" fo:border-bottom="0.75pt solid #000001">
        <style:background-image/>
      </style:table-cell-properties>
    </style:style>
    <style:style style:name="Tabla4.2" style:family="table-row">
      <style:table-row-properties style:row-height="0.7cm" fo:keep-together="auto"/>
    </style:style>
    <style:style style:name="Tabla4.A2" style:family="table-cell">
      <style:table-cell-properties style:vertical-align="middle" fo:background-color="#ffffff" fo:padding="0cm" fo:border-left="none" fo:border-right="none" fo:border-top="none" fo:border-bottom="0.75pt solid #000001">
        <style:background-image/>
      </style:table-cell-properties>
    </style:style>
    <style:style style:name="Tabla4.C2" style:family="table-cell">
      <style:table-cell-properties fo:background-color="#ffffff" fo:padding="0cm" fo:border="none">
        <style:background-image/>
      </style:table-cell-properties>
    </style:style>
    <style:style style:name="Tabla4.3" style:family="table-row">
      <style:table-row-properties style:row-height="3.591cm" fo:keep-together="auto"/>
    </style:style>
    <style:style style:name="Tabla4.A3" style:family="table-cell">
      <style:table-cell-properties fo:background-color="#ffffff" fo:padding="0cm" fo:border-left="0.5pt solid #000001" fo:border-right="0.75pt solid #000001" fo:border-top="0.75pt solid #000001" fo:border-bottom="0.5pt solid #00000a">
        <style:background-image/>
      </style:table-cell-properties>
    </style:style>
    <style:style style:name="Tabla4.C3" style:family="table-cell">
      <style:table-cell-properties fo:background-color="#ffffff" fo:padding="0cm" fo:border="none">
        <style:background-image/>
      </style:table-cell-properties>
    </style:style>
    <style:style style:name="Tabla4.D3" style:family="table-cell">
      <style:table-cell-properties fo:background-color="#ffffff" fo:padding="0cm" fo:border-left="0.75pt solid #000001" fo:border-right="0.75pt solid #000001" fo:border-top="0.75pt solid #000001" fo:border-bottom="0.5pt solid #00000a">
        <style:background-image/>
      </style:table-cell-properties>
    </style:style>
    <style:style style:name="Tabla4.4" style:family="table-row">
      <style:table-row-properties style:row-height="0.697cm" fo:keep-together="auto"/>
    </style:style>
    <style:style style:name="Tabla4.5" style:family="table-row">
      <style:table-row-properties style:min-row-height="1.33cm" fo:keep-together="auto"/>
    </style:style>
    <style:style style:name="Tabla4.A5" style:family="table-cell">
      <style:table-cell-properties fo:background-color="#ffffff" fo:padding="0cm" fo:border="none">
        <style:background-image/>
      </style:table-cell-properties>
    </style:style>
    <style:style style:name="Tabla4.D5" style:family="table-cell">
      <style:table-cell-properties fo:background-color="#ffffff" fo:padding="0cm" fo:border="none">
        <style:background-image/>
      </style:table-cell-properties>
    </style:style>
    <style:style style:name="Tabla14" style:family="table">
      <style:table-properties style:width="18.999cm" fo:margin-left="0.134cm" fo:margin-top="0cm" fo:margin-bottom="0cm" table:align="left" style:writing-mode="lr-tb"/>
    </style:style>
    <style:style style:name="Tabla14.A" style:family="table-column">
      <style:table-column-properties style:column-width="9.601cm"/>
    </style:style>
    <style:style style:name="Tabla14.B" style:family="table-column">
      <style:table-column-properties style:column-width="0.298cm"/>
    </style:style>
    <style:style style:name="Tabla14.C" style:family="table-column">
      <style:table-column-properties style:column-width="9.1cm"/>
    </style:style>
    <style:style style:name="Tabla14.1" style:family="table-row">
      <style:table-row-properties style:row-height="3.591cm" fo:keep-together="auto"/>
    </style:style>
    <style:style style:name="Tabla14.A1" style:family="table-cell">
      <style:table-cell-properties fo:background-color="#ffffff" fo:padding="0cm" fo:border-left="0.5pt solid #000001" fo:border-right="0.75pt solid #000001" fo:border-top="0.75pt solid #000001" fo:border-bottom="0.5pt solid #00000a">
        <style:background-image/>
      </style:table-cell-properties>
    </style:style>
    <style:style style:name="Tabla14.B1" style:family="table-cell">
      <style:table-cell-properties fo:background-color="#ffffff" fo:padding="0cm" fo:border="none">
        <style:background-image/>
      </style:table-cell-properties>
    </style:style>
    <style:style style:name="Tabla14.C1" style:family="table-cell">
      <style:table-cell-properties fo:background-color="#ffffff" fo:padding="0cm" fo:border-left="0.75pt solid #000001" fo:border-right="0.75pt solid #000001" fo:border-top="0.75pt solid #000001" fo:border-bottom="0.5pt solid #00000a">
        <style:background-image/>
      </style:table-cell-properties>
    </style:style>
    <style:style style:name="Tabla6" style:family="table">
      <style:table-properties style:width="20.038cm" fo:margin-left="-0.191cm" fo:margin-top="0cm" fo:margin-bottom="0cm" table:align="left" style:writing-mode="lr-tb"/>
    </style:style>
    <style:style style:name="Tabla6.A" style:family="table-column">
      <style:table-column-properties style:column-width="6.678cm"/>
    </style:style>
    <style:style style:name="Tabla6.B" style:family="table-column">
      <style:table-column-properties style:column-width="6.68cm"/>
    </style:style>
    <style:style style:name="Tabla6.1" style:family="table-row">
      <style:table-row-properties fo:keep-together="auto"/>
    </style:style>
    <style:style style:name="Tabla6.A1" style:family="table-cell">
      <style:table-cell-properties fo:padding-left="0.191cm" fo:padding-right="0.191cm" fo:padding-top="0cm" fo:padding-bottom="0cm" fo:border="none"/>
    </style:style>
    <style:style style:name="Tabla6.2" style:family="table-row">
      <style:table-row-properties style:min-row-height="0.353cm" fo:keep-together="auto"/>
    </style:style>
    <style:style style:name="Tabla6.A2" style:family="table-cell">
      <style:table-cell-properties style:vertical-align="bottom" fo:padding-left="0.191cm" fo:padding-right="0.191cm" fo:padding-top="0cm" fo:padding-bottom="0cm" fo:border="none"/>
    </style:style>
    <style:style style:name="P1" style:family="paragraph" style:parent-style-name="Standard">
      <style:paragraph-properties fo:margin-left="0cm" fo:margin-right="4.066cm" fo:margin-top="0cm" fo:margin-bottom="0cm" loext:contextual-spacing="false" fo:line-height="100%" fo:text-align="center" style:justify-single-word="false" fo:text-indent="0cm" style:auto-text-indent="false"/>
      <style:text-properties fo:font-size="7pt" style:font-size-asian="6.09999990463257pt" style:font-size-complex="7pt"/>
    </style:style>
    <style:style style:name="P2" style:family="paragraph" style:parent-style-name="Standard">
      <style:paragraph-properties fo:margin-top="0cm" fo:margin-bottom="0.101cm" loext:contextual-spacing="false" fo:line-height="100%" fo:text-align="center" style:justify-single-word="false" style:writing-mode="lr-tb"/>
      <style:text-properties style:font-name="Times New Roman1" fo:font-size="6pt" fo:letter-spacing="normal" fo:language="ru" fo:country="RU" fo:font-weight="bold" officeooo:paragraph-rsid="00218469" style:font-name-asian="Calibri3" style:font-size-asian="5.25pt" style:language-asian="en" style:country-asian="US" style:font-weight-asian="bold" style:font-size-complex="6pt"/>
    </style:style>
    <style:style style:name="P3" style:family="paragraph" style:parent-style-name="Standard">
      <style:paragraph-properties fo:margin-top="0cm" fo:margin-bottom="0.101cm" loext:contextual-spacing="false" fo:line-height="100%" fo:text-align="center" style:justify-single-word="false" style:writing-mode="lr-tb"/>
      <style:text-properties style:font-name="Times New Roman1" fo:font-size="2pt" fo:letter-spacing="normal" fo:language="ru" fo:country="RU" fo:font-weight="bold" officeooo:paragraph-rsid="00218469" style:font-name-asian="Calibri3" style:font-size-asian="1.75pt" style:language-asian="en" style:country-asian="US" style:font-weight-asian="bold" style:font-size-complex="2pt"/>
    </style:style>
    <style:style style:name="P4" style:family="paragraph" style:parent-style-name="Standard">
      <style:paragraph-properties fo:margin-top="0cm" fo:margin-bottom="0.101cm" loext:contextual-spacing="false" fo:line-height="100%" fo:text-align="center" style:justify-single-word="false" style:writing-mode="lr-tb"/>
      <style:text-properties officeooo:paragraph-rsid="00218469"/>
    </style:style>
    <style:style style:name="P5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officeooo:paragraph-rsid="001655c2"/>
    </style:style>
    <style:style style:name="P6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officeooo:paragraph-rsid="002471a3"/>
    </style:style>
    <style:style style:name="P7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officeooo:paragraph-rsid="00218469"/>
    </style:style>
    <style:style style:name="P8" style:family="paragraph" style:parent-style-name="Standard">
      <style:paragraph-properties fo:margin-top="0cm" fo:margin-bottom="0cm" loext:contextual-spacing="false" fo:text-align="center" style:justify-single-word="false"/>
      <style:text-properties fo:font-size="8pt" fo:language="ru" fo:country="RU" style:font-name-asian="Calibri3" style:font-size-asian="8pt" style:language-asian="en" style:country-asian="US" style:font-name-complex="Arial2" style:font-size-complex="11pt"/>
    </style:style>
    <style:style style:name="P9" style:family="paragraph" style:parent-style-name="Standard">
      <style:paragraph-properties fo:margin-top="0cm" fo:margin-bottom="0cm" loext:contextual-spacing="false" fo:text-align="center" style:justify-single-word="false"/>
      <style:text-properties fo:font-size="8pt" fo:language="ru" fo:country="RU" style:font-name-asian="Calibri3" style:font-size-asian="8pt" style:language-asian="en" style:country-asian="US" style:font-name-complex="Arial2" style:font-size-complex="8pt"/>
    </style:style>
    <style:style style:name="P10" style:family="paragraph" style:parent-style-name="Standard">
      <style:paragraph-properties fo:margin-top="0cm" fo:margin-bottom="0cm" loext:contextual-spacing="false" fo:text-align="center" style:justify-single-word="false"/>
      <style:text-properties fo:font-size="8pt" fo:language="ru" fo:country="RU" officeooo:paragraph-rsid="001655c2" style:font-name-asian="Calibri3" style:font-size-asian="8pt" style:language-asian="en" style:country-asian="US" style:font-name-complex="Arial2" style:font-size-complex="8pt"/>
    </style:style>
    <style:style style:name="P11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size="8pt" fo:language="es" fo:country="ES" style:font-name-asian="Calibri3" style:font-size-asian="8pt" style:language-asian="en" style:country-asian="US" style:font-name-complex="Arial2" style:font-size-complex="8pt"/>
    </style:style>
    <style:style style:name="P1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size="6pt" fo:language="es" fo:country="ES" fo:font-style="italic" style:font-name-asian="Calibri3" style:font-size-asian="6pt" style:language-asian="en" style:country-asian="US" style:font-style-asian="italic" style:font-name-complex="Arial2" style:font-size-complex="6pt"/>
    </style:style>
    <style:style style:name="P13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6pt" fo:font-style="italic" style:font-name-asian="Calibri3" style:font-size-asian="6pt" style:font-style-asian="italic" style:font-name-complex="TimesNewRomanPSMT" style:font-size-complex="6pt" style:font-style-complex="italic"/>
    </style:style>
    <style:style style:name="P14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7pt" officeooo:paragraph-rsid="000929d7" style:font-name-asian="Calibri3" style:font-size-asian="7pt" style:font-name-complex="TimesNewRomanPSMT" style:font-size-complex="7pt"/>
    </style:style>
    <style:style style:name="P15" style:family="paragraph" style:parent-style-name="Standard">
      <style:paragraph-properties fo:margin-top="0cm" fo:margin-bottom="0cm" loext:contextual-spacing="false" fo:text-align="center" style:justify-single-word="false"/>
      <style:text-properties fo:font-size="7pt" officeooo:paragraph-rsid="00218469" style:font-name-asian="Calibri3" style:font-size-asian="7pt" style:font-name-complex="TimesNewRomanPSMT" style:font-size-complex="7pt"/>
    </style:style>
    <style:style style:name="P16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Calibri1" fo:font-size="6pt" fo:font-style="italic" officeooo:paragraph-rsid="00218469" style:font-name-asian="Calibri3" style:font-size-asian="6pt" style:font-style-asian="italic" style:font-name-complex="TimesNewRomanPSMT" style:font-size-complex="6pt" style:font-style-complex="italic"/>
    </style:style>
    <style:style style:name="P17" style:family="paragraph" style:parent-style-name="Standard">
      <style:paragraph-properties fo:margin-top="0cm" fo:margin-bottom="0cm" loext:contextual-spacing="false" fo:text-align="center" style:justify-single-word="false"/>
      <style:text-properties fo:font-size="7.5pt" fo:language="es" fo:country="ES" officeooo:paragraph-rsid="0031ba11" style:font-size-asian="7.5pt" style:font-size-complex="7.5pt"/>
    </style:style>
    <style:style style:name="P1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size="7.5pt" fo:language="es" fo:country="ES" officeooo:paragraph-rsid="0031ba11" style:font-name-asian="Calibri3" style:font-size-asian="7.5pt" style:language-asian="en" style:country-asian="US" style:font-size-complex="7.5pt"/>
    </style:style>
    <style:style style:name="P19" style:family="paragraph" style:parent-style-name="Header">
      <style:paragraph-properties fo:margin-top="0cm" fo:margin-bottom="0cm" loext:contextual-spacing="false" fo:line-height="100%"/>
      <style:text-properties fo:font-size="9pt" style:font-size-asian="7.84999990463257pt" style:font-size-complex="9pt"/>
    </style:style>
    <style:style style:name="P20" style:family="paragraph" style:parent-style-name="Standard">
      <style:paragraph-properties fo:margin-left="0.737cm" fo:margin-right="0cm" fo:margin-top="0cm" fo:margin-bottom="0cm" loext:contextual-spacing="false" fo:line-height="100%" fo:orphans="0" fo:widows="0" fo:text-indent="0cm" style:auto-text-indent="false"/>
      <style:text-properties officeooo:paragraph-rsid="002471a3"/>
    </style:style>
    <style:style style:name="P21" style:family="paragraph" style:parent-style-name="Standard">
      <style:paragraph-properties fo:margin-left="0.737cm" fo:margin-right="0cm" fo:margin-top="0cm" fo:margin-bottom="0cm" loext:contextual-spacing="false" fo:line-height="100%" fo:orphans="0" fo:widows="0" fo:text-indent="0cm" style:auto-text-indent="false"/>
      <style:text-properties officeooo:paragraph-rsid="002485b5"/>
    </style:style>
    <style:style style:name="P22" style:family="paragraph" style:parent-style-name="Standard">
      <style:paragraph-properties fo:margin-left="0.737cm" fo:margin-right="0cm" fo:margin-top="0cm" fo:margin-bottom="0cm" loext:contextual-spacing="false" fo:line-height="100%" fo:orphans="0" fo:widows="0" fo:text-indent="0cm" style:auto-text-indent="false" style:writing-mode="lr-tb"/>
      <style:text-properties officeooo:paragraph-rsid="002485b5"/>
    </style:style>
    <style:style style:name="P23" style:family="paragraph" style:parent-style-name="Table_20_Paragraph">
      <style:paragraph-properties fo:margin-left="0.737cm" fo:margin-right="0cm" fo:line-height="100%" fo:text-indent="0cm" style:auto-text-indent="false"/>
      <style:text-properties officeooo:paragraph-rsid="002471a3"/>
    </style:style>
    <style:style style:name="P24" style:family="paragraph" style:parent-style-name="Table_20_Paragraph">
      <style:paragraph-properties fo:margin-left="0.737cm" fo:margin-right="0cm" fo:line-height="100%" fo:text-indent="0cm" style:auto-text-indent="false"/>
      <style:text-properties officeooo:paragraph-rsid="002485b5"/>
    </style:style>
    <style:style style:name="P25" style:family="paragraph" style:parent-style-name="Table_20_Paragraph">
      <style:paragraph-properties fo:margin-left="0.737cm" fo:margin-right="0cm" fo:line-height="100%" fo:text-indent="0cm" style:auto-text-indent="false" style:writing-mode="lr-tb"/>
      <style:text-properties officeooo:paragraph-rsid="002471a3"/>
    </style:style>
    <style:style style:name="P26" style:family="paragraph" style:parent-style-name="Table_20_Paragraph">
      <style:paragraph-properties fo:margin-left="0.737cm" fo:margin-right="0cm" fo:line-height="100%" fo:text-indent="0cm" style:auto-text-indent="false" style:writing-mode="lr-tb"/>
      <style:text-properties officeooo:paragraph-rsid="002485b5"/>
    </style:style>
    <style:style style:name="P27" style:family="paragraph" style:parent-style-name="Table_20_Paragraph">
      <style:paragraph-properties fo:text-align="center" style:justify-single-word="false"/>
      <style:text-properties style:font-name="Garamond" fo:font-size="18pt" fo:font-weight="bold" officeooo:paragraph-rsid="0031ba11" style:font-size-asian="18pt" style:font-weight-asian="bold"/>
    </style:style>
    <style:style style:name="P28" style:family="paragraph" style:parent-style-name="Table_20_Paragraph">
      <style:paragraph-properties fo:text-align="center" style:justify-single-word="false"/>
      <style:text-properties style:font-name="Garamond" fo:font-size="18pt" fo:font-weight="bold" officeooo:rsid="000f8982" officeooo:paragraph-rsid="000f8982" style:font-size-asian="18pt" style:font-weight-asian="bold"/>
    </style:style>
    <style:style style:name="P29" style:family="paragraph" style:parent-style-name="Table_20_Paragraph">
      <style:paragraph-properties fo:text-align="center" style:justify-single-word="false"/>
      <style:text-properties style:font-name="Garamond" fo:font-size="18pt" fo:font-weight="bold" officeooo:rsid="003207d0" officeooo:paragraph-rsid="003207d0" style:font-size-asian="18pt" style:font-weight-asian="bold"/>
    </style:style>
    <style:style style:name="P30" style:family="paragraph" style:parent-style-name="Table_20_Paragraph">
      <style:paragraph-properties fo:margin-left="0.171cm" fo:margin-right="0cm" fo:text-indent="0cm" style:auto-text-indent="false"/>
      <style:text-properties officeooo:rsid="001b8242" officeooo:paragraph-rsid="0031ba11"/>
    </style:style>
    <style:style style:name="P31" style:family="paragraph" style:parent-style-name="Table_20_Paragraph">
      <style:paragraph-properties fo:margin-left="0.171cm" fo:margin-right="0cm" fo:text-align="center" style:justify-single-word="false" fo:text-indent="0cm" style:auto-text-indent="false"/>
      <style:text-properties officeooo:paragraph-rsid="002471a3"/>
    </style:style>
    <style:style style:name="P32" style:family="paragraph" style:parent-style-name="Table_20_Paragraph">
      <style:paragraph-properties fo:margin-left="0.171cm" fo:margin-right="0cm" fo:text-indent="0cm" style:auto-text-indent="false"/>
      <style:text-properties fo:font-size="7.5pt" officeooo:paragraph-rsid="0031ba11" style:font-size-asian="7.5pt" style:font-size-complex="7.5pt"/>
    </style:style>
    <style:style style:name="P33" style:family="paragraph" style:parent-style-name="Table_20_Paragraph">
      <style:paragraph-properties fo:margin-left="0.171cm" fo:margin-right="0cm" fo:text-indent="0cm" style:auto-text-indent="false"/>
      <style:text-properties officeooo:paragraph-rsid="0031ba11"/>
    </style:style>
    <style:style style:name="P34" style:family="paragraph" style:parent-style-name="Table_20_Paragraph">
      <style:paragraph-properties fo:margin-left="0.171cm" fo:margin-right="0cm" fo:margin-top="0cm" fo:margin-bottom="0.101cm" loext:contextual-spacing="false" fo:text-indent="0cm" style:auto-text-indent="false"/>
      <style:text-properties fo:font-size="7.5pt" fo:language="es" fo:country="ES" officeooo:rsid="004c01a3" officeooo:paragraph-rsid="0031ba11" style:font-size-asian="7.5pt" style:font-size-complex="7.5pt"/>
    </style:style>
    <style:style style:name="P35" style:family="paragraph" style:parent-style-name="Table_20_Paragraph">
      <style:paragraph-properties fo:margin-left="0.166cm" fo:margin-right="0cm" fo:text-indent="0cm" style:auto-text-indent="false"/>
      <style:text-properties fo:font-size="7.5pt" officeooo:paragraph-rsid="0031ba11" style:font-size-asian="7.5pt" style:font-size-complex="7.5pt"/>
    </style:style>
    <style:style style:name="P36" style:family="paragraph" style:parent-style-name="Table_20_Paragraph">
      <style:paragraph-properties fo:margin-left="0.166cm" fo:margin-right="0cm" fo:text-indent="0cm" style:auto-text-indent="false"/>
      <style:text-properties officeooo:paragraph-rsid="0031ba11"/>
    </style:style>
    <style:style style:name="P37" style:family="paragraph" style:parent-style-name="Table_20_Paragraph">
      <style:paragraph-properties fo:margin-left="0.75cm" fo:margin-right="0cm" fo:margin-top="0.141cm" fo:margin-bottom="0.353cm" loext:contextual-spacing="false" fo:text-indent="0cm" style:auto-text-indent="false"/>
      <style:text-properties fo:font-size="5.5pt" fo:language="es" fo:country="ES" style:font-name-asian="Arial2" style:font-size-asian="5.5pt" style:font-name-complex="Arial2" style:font-size-complex="5.5pt"/>
    </style:style>
    <style:style style:name="P38" style:family="paragraph" style:parent-style-name="Table_20_Paragraph">
      <style:paragraph-properties fo:margin-left="0.169cm" fo:margin-right="0cm" fo:text-indent="0cm" style:auto-text-indent="false"/>
    </style:style>
    <style:style style:name="P39" style:family="paragraph" style:parent-style-name="Table_20_Paragraph">
      <style:paragraph-properties fo:margin-left="0.169cm" fo:margin-right="0cm" fo:text-align="center" style:justify-single-word="false" fo:text-indent="0cm" style:auto-text-indent="false"/>
      <style:text-properties officeooo:paragraph-rsid="000929d7"/>
    </style:style>
    <style:style style:name="P40" style:family="paragraph" style:parent-style-name="Table_20_Paragraph">
      <style:paragraph-properties fo:margin-left="0.169cm" fo:margin-right="0cm" fo:text-indent="0cm" style:auto-text-indent="false"/>
      <style:text-properties fo:letter-spacing="normal" fo:language="es" fo:country="ES" fo:font-weight="bold" style:font-weight-asian="bold"/>
    </style:style>
    <style:style style:name="P41" style:family="paragraph" style:parent-style-name="Table_20_Paragraph">
      <style:paragraph-properties fo:margin-left="0.169cm" fo:margin-right="0cm" fo:text-indent="0cm" style:auto-text-indent="false"/>
      <style:text-properties officeooo:rsid="000929d7" officeooo:paragraph-rsid="0031ba11"/>
    </style:style>
    <style:style style:name="P42" style:family="paragraph" style:parent-style-name="Table_20_Paragraph">
      <loext:graphic-properties draw:fill="none"/>
      <style:paragraph-properties fo:margin-left="0.236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writing-mode="lr-tb"/>
      <style:text-properties officeooo:paragraph-rsid="00180b84"/>
    </style:style>
    <style:style style:name="P43" style:family="paragraph" style:parent-style-name="Standard">
      <style:paragraph-properties fo:margin-left="0.236cm" fo:margin-right="0cm" fo:margin-top="0cm" fo:margin-bottom="0cm" loext:contextual-spacing="false" fo:line-height="100%" fo:orphans="0" fo:widows="0" fo:text-indent="0cm" style:auto-text-indent="false" style:writing-mode="lr-tb"/>
      <style:text-properties officeooo:paragraph-rsid="000929d7"/>
    </style:style>
    <style:style style:name="P44" style:family="paragraph" style:parent-style-name="Standard">
      <loext:graphic-properties draw:fill="none"/>
      <style:paragraph-properties fo:margin-left="0.236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writing-mode="lr-tb"/>
      <style:text-properties officeooo:paragraph-rsid="00180b84"/>
    </style:style>
    <style:style style:name="P45" style:family="paragraph" style:parent-style-name="Table_20_Paragraph">
      <loext:graphic-properties draw:fill="none"/>
      <style:paragraph-properties fo:margin-left="0.24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writing-mode="lr-tb"/>
      <style:text-properties officeooo:paragraph-rsid="000929d7"/>
    </style:style>
    <style:style style:name="P46" style:family="paragraph" style:parent-style-name="Table_20_Paragraph">
      <loext:graphic-properties draw:fill="none"/>
      <style:paragraph-properties fo:margin-left="0.24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writing-mode="lr-tb"/>
      <style:text-properties officeooo:paragraph-rsid="00180b84"/>
    </style:style>
    <style:style style:name="P47" style:family="paragraph" style:parent-style-name="Standard">
      <style:text-properties officeooo:paragraph-rsid="001ac02f"/>
    </style:style>
    <style:style style:name="P48" style:family="paragraph" style:parent-style-name="Standard">
      <style:text-properties officeooo:paragraph-rsid="002471a3"/>
    </style:style>
    <style:style style:name="P49" style:family="paragraph" style:parent-style-name="Table_20_Paragraph">
      <style:paragraph-properties fo:margin-top="0.199cm" fo:margin-bottom="0cm" loext:contextual-spacing="false" fo:text-align="center" style:justify-single-word="false"/>
      <style:text-properties officeooo:paragraph-rsid="0031ba11"/>
    </style:style>
    <style:style style:name="P50" style:family="paragraph" style:parent-style-name="Table_20_Paragraph">
      <style:paragraph-properties fo:margin-left="0cm" fo:margin-right="0cm" fo:text-indent="0cm" style:auto-text-indent="false"/>
      <style:text-properties officeooo:paragraph-rsid="0031ba11"/>
    </style:style>
    <style:style style:name="P51" style:family="paragraph" style:parent-style-name="Table_20_Paragraph">
      <style:paragraph-properties fo:margin-left="0.741cm" fo:margin-right="0cm" fo:line-height="100%" fo:text-indent="0cm" style:auto-text-indent="false" style:writing-mode="lr-tb"/>
      <style:text-properties officeooo:paragraph-rsid="002471a3"/>
    </style:style>
    <style:style style:name="P52" style:family="paragraph" style:parent-style-name="Table_20_Paragraph">
      <style:paragraph-properties fo:margin-left="0.741cm" fo:margin-right="0cm" fo:line-height="100%" fo:text-indent="0cm" style:auto-text-indent="false" style:writing-mode="lr-tb"/>
      <style:text-properties officeooo:paragraph-rsid="002485b5"/>
    </style:style>
    <style:style style:name="P53" style:family="paragraph" style:parent-style-name="Standard">
      <style:paragraph-properties fo:margin-left="0.741cm" fo:margin-right="0cm" fo:margin-top="0cm" fo:margin-bottom="0cm" loext:contextual-spacing="false" fo:line-height="100%" fo:orphans="0" fo:widows="0" fo:text-indent="0cm" style:auto-text-indent="false" style:writing-mode="lr-tb"/>
      <style:text-properties officeooo:paragraph-rsid="002471a3"/>
    </style:style>
    <style:style style:name="P54" style:family="paragraph" style:parent-style-name="Standard">
      <style:paragraph-properties fo:margin-left="0.741cm" fo:margin-right="0cm" fo:margin-top="0cm" fo:margin-bottom="0cm" loext:contextual-spacing="false" fo:line-height="100%" fo:orphans="0" fo:widows="0" fo:text-indent="0cm" style:auto-text-indent="false" style:writing-mode="lr-tb"/>
      <style:text-properties officeooo:paragraph-rsid="002485b5"/>
    </style:style>
    <style:style style:name="P55" style:family="paragraph" style:parent-style-name="Standard">
      <style:paragraph-properties fo:margin-left="0.741cm" fo:margin-right="0cm" fo:margin-top="0cm" fo:margin-bottom="0cm" loext:contextual-spacing="false" fo:line-height="100%" fo:text-indent="0cm" style:auto-text-indent="false" style:writing-mode="lr-tb"/>
      <style:text-properties officeooo:paragraph-rsid="002471a3"/>
    </style:style>
    <style:style style:name="P56" style:family="paragraph" style:parent-style-name="Standard">
      <style:paragraph-properties fo:margin-left="0.741cm" fo:margin-right="0cm" fo:margin-top="0cm" fo:margin-bottom="0cm" loext:contextual-spacing="false" fo:line-height="100%" fo:text-indent="0cm" style:auto-text-indent="false" style:writing-mode="lr-tb"/>
      <style:text-properties officeooo:paragraph-rsid="002485b5"/>
    </style:style>
    <style:style style:name="P57" style:family="paragraph">
      <style:paragraph-properties fo:text-align="center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58" style:family="paragraph">
      <style:paragraph-properties fo:text-align="center"/>
      <style:text-properties fo:font-variant="normal" fo:text-transform="none" style:text-line-through-style="none" style:text-line-through-type="none" style:font-name="Arial" fo:font-size="8pt" fo:font-style="normal" style:text-underline-style="none" fo:font-weight="normal" fo:background-color="transparent"/>
    </style:style>
    <style:style style:name="P59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60" style:family="paragraph">
      <style:paragraph-properties fo:text-align="center"/>
      <style:text-properties style:text-line-through-style="none" style:text-line-through-type="none" style:font-name="Arial" fo:font-size="8pt" fo:font-style="normal" style:text-underline-style="none" fo:font-weight="normal"/>
    </style:style>
    <style:style style:name="P61" style:family="paragraph">
      <style:paragraph-properties fo:text-align="center"/>
      <style:text-properties fo:font-variant="normal" fo:text-transform="none" style:text-line-through-style="none" style:text-line-through-type="none" style:font-name="Arial" fo:font-size="10pt" fo:font-style="normal" style:text-underline-style="none" fo:font-weight="normal" fo:background-color="transparent"/>
    </style:style>
    <style:style style:name="T1" style:family="text">
      <style:text-properties fo:font-variant="normal" fo:text-transform="none" fo:background-color="transparent"/>
    </style:style>
    <style:style style:name="T2" style:family="text">
      <style:text-properties style:font-name="Times New Roman1" fo:font-size="24pt" fo:letter-spacing="normal" fo:language="ru" fo:country="RU" fo:font-weight="bold" style:font-name-asian="Calibri3" style:font-size-asian="24pt" style:language-asian="en" style:country-asian="US" style:font-weight-asian="bold" style:font-size-complex="24pt"/>
    </style:style>
    <style:style style:name="T3" style:family="text">
      <style:text-properties style:font-name="Times New Roman1" fo:font-size="24pt" fo:language="ru" fo:country="RU" fo:font-weight="bold" style:font-name-asian="Calibri3" style:font-size-asian="24pt" style:language-asian="en" style:country-asian="US" style:font-weight-asian="bold" style:font-size-complex="24pt"/>
    </style:style>
    <style:style style:name="T4" style:family="text">
      <style:text-properties style:font-name="Arial1" fo:font-size="20pt" fo:letter-spacing="normal" fo:language="ru" fo:country="RU" fo:font-weight="bold" style:font-name-asian="Calibri3" style:font-size-asian="20pt" style:language-asian="en" style:country-asian="US" style:font-weight-asian="bold" style:font-size-complex="20pt"/>
    </style:style>
    <style:style style:name="T5" style:family="text">
      <style:text-properties style:font-name="Arial1" fo:font-size="20pt" fo:letter-spacing="normal" fo:language="es" fo:country="ES" fo:font-weight="bold" officeooo:rsid="000929d7" style:font-name-asian="Calibri3" style:font-size-asian="20pt" style:language-asian="en" style:country-asian="US" style:font-weight-asian="bold" style:font-size-complex="20pt"/>
    </style:style>
    <style:style style:name="T6" style:family="text">
      <style:text-properties style:font-name="Arial1" fo:font-size="20pt" fo:language="ru" fo:country="RU" fo:font-weight="bold" style:font-name-asian="Calibri3" style:font-size-asian="20pt" style:language-asian="en" style:country-asian="US" style:font-weight-asian="bold" style:font-size-complex="20pt"/>
    </style:style>
    <style:style style:name="T7" style:family="text">
      <style:text-properties style:font-name="Arial1" fo:font-size="20pt" fo:language="es" fo:country="ES" fo:font-weight="bold" officeooo:rsid="000929d7" style:font-name-asian="Calibri3" style:font-size-asian="20pt" style:language-asian="en" style:country-asian="US" style:font-weight-asian="bold" style:font-size-complex="20pt"/>
    </style:style>
    <style:style style:name="T8" style:family="text">
      <style:text-properties fo:color="#800000" style:text-position="-2% 100%" style:font-name="Arial1" fo:font-size="20pt" fo:language="ru" fo:country="RU" fo:font-weight="bold" style:font-name-asian="Calibri3" style:font-size-asian="20pt" style:language-asian="en" style:country-asian="US" style:font-weight-asian="bold" style:font-name-complex="Arial2" style:font-size-complex="20pt" style:font-weight-complex="bold"/>
    </style:style>
    <style:style style:name="T9" style:family="text">
      <style:text-properties fo:color="#800000" style:text-position="-2% 100%" style:font-name="Arial1" fo:font-size="20pt" fo:language="ru" fo:country="RU" fo:font-weight="bold" officeooo:rsid="000e0d8e" style:font-name-asian="Calibri3" style:font-size-asian="20pt" style:language-asian="en" style:country-asian="US" style:font-weight-asian="bold" style:font-name-complex="Arial2" style:font-size-complex="20pt" style:font-weight-complex="bold"/>
    </style:style>
    <style:style style:name="T10" style:family="text">
      <style:text-properties fo:color="#800000" style:text-position="-2% 100%" style:font-name="Arial1" fo:font-size="20pt" fo:language="es" fo:country="ES" fo:font-weight="bold" officeooo:rsid="000e0d8e" style:font-name-asian="Calibri3" style:font-size-asian="20pt" style:language-asian="en" style:country-asian="US" style:font-weight-asian="bold" style:font-name-complex="Arial2" style:font-size-complex="20pt" style:font-weight-complex="bold"/>
    </style:style>
    <style:style style:name="T11" style:family="text">
      <style:text-properties fo:letter-spacing="normal" fo:language="es" fo:country="ES" fo:font-weight="bold" style:font-weight-asian="bold" style:text-scale="105%"/>
    </style:style>
    <style:style style:name="T12" style:family="text">
      <style:text-properties fo:letter-spacing="0.046cm" fo:font-weight="bold" style:font-weight-asian="bold"/>
    </style:style>
    <style:style style:name="T13" style:family="text">
      <style:text-properties fo:font-weight="bold" style:font-weight-asian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letter-spacing="0.048cm" fo:font-weight="bold" style:font-weight-asian="bold"/>
    </style:style>
    <style:style style:name="T16" style:family="text">
      <style:text-properties fo:letter-spacing="0.042cm" fo:font-weight="bold" style:font-weight-asian="bold"/>
    </style:style>
    <style:style style:name="T17" style:family="text">
      <style:text-properties fo:font-size="7.5pt" style:font-size-asian="7.5pt" style:font-size-complex="7.5pt"/>
    </style:style>
    <style:style style:name="T18" style:family="text">
      <style:text-properties fo:font-size="7.5pt" officeooo:rsid="000dcb0f" style:font-size-asian="7.5pt" style:font-size-complex="7.5pt"/>
    </style:style>
    <style:style style:name="T19" style:family="text">
      <style:text-properties fo:font-size="7.5pt" fo:letter-spacing="0.019cm" style:font-size-asian="7.5pt" style:font-size-complex="7.5pt"/>
    </style:style>
    <style:style style:name="T20" style:family="text">
      <style:text-properties fo:font-size="7.5pt" fo:letter-spacing="0.019cm" fo:language="es" fo:country="ES" style:font-size-asian="7.5pt" style:font-size-complex="7.5pt"/>
    </style:style>
    <style:style style:name="T21" style:family="text">
      <style:text-properties fo:font-size="7.5pt" fo:letter-spacing="0.026cm" fo:language="es" fo:country="ES" style:font-size-asian="7.5pt" style:font-size-complex="7.5pt"/>
    </style:style>
    <style:style style:name="T22" style:family="text">
      <style:text-properties fo:font-size="7.5pt" fo:letter-spacing="0.026cm" style:font-size-asian="7.5pt" style:font-size-complex="7.5pt"/>
    </style:style>
    <style:style style:name="T23" style:family="text">
      <style:text-properties fo:font-size="7.5pt" fo:language="es" fo:country="ES" style:font-size-asian="7.5pt" style:font-size-complex="7.5pt"/>
    </style:style>
    <style:style style:name="T24" style:family="text">
      <style:text-properties fo:font-size="7.5pt" fo:language="es" fo:country="ES" style:font-size-asian="7.5pt" style:font-size-complex="7.5pt" style:text-scale="105%"/>
    </style:style>
    <style:style style:name="T25" style:family="text">
      <style:text-properties fo:font-size="7.5pt" fo:language="es" fo:country="ES" officeooo:rsid="00523fcc" style:font-size-asian="7.5pt" style:font-size-complex="7.5pt" style:text-scale="105%"/>
    </style:style>
    <style:style style:name="T26" style:family="text">
      <style:text-properties fo:font-size="7.5pt" fo:language="es" fo:country="ES" fo:font-weight="bold" officeooo:rsid="004d3ae0" style:font-size-asian="7.5pt" style:font-weight-asian="bold" style:font-size-complex="7.5pt" style:font-weight-complex="bold"/>
    </style:style>
    <style:style style:name="T27" style:family="text">
      <style:text-properties fo:font-size="7.5pt" fo:letter-spacing="0.023cm" style:font-size-asian="7.5pt" style:font-size-complex="7.5pt"/>
    </style:style>
    <style:style style:name="T28" style:family="text">
      <style:text-properties fo:font-size="7.5pt" fo:letter-spacing="0.016cm" style:font-size-asian="7.5pt" style:font-size-complex="7.5pt"/>
    </style:style>
    <style:style style:name="T29" style:family="text">
      <style:text-properties fo:font-size="7.5pt" fo:letter-spacing="0.018cm" style:font-size-asian="7.5pt" style:font-size-complex="7.5pt"/>
    </style:style>
    <style:style style:name="T30" style:family="text">
      <style:text-properties fo:font-size="7.5pt" fo:letter-spacing="0.025cm" style:font-size-asian="7.5pt" style:font-size-complex="7.5pt"/>
    </style:style>
    <style:style style:name="T31" style:family="text">
      <style:text-properties fo:font-size="7.5pt" fo:letter-spacing="0.025cm" fo:language="es" fo:country="ES" style:font-size-asian="7.5pt" style:font-size-complex="7.5pt"/>
    </style:style>
    <style:style style:name="T32" style:family="text">
      <style:text-properties style:text-position="13% 100%" fo:font-size="7.5pt" fo:letter-spacing="normal" fo:language="es" fo:country="ES" style:font-size-asian="7.5pt" style:font-name-complex="Calibri3" style:font-size-complex="7.5pt" style:text-scale="105%"/>
    </style:style>
    <style:style style:name="T33" style:family="text">
      <style:text-properties style:text-position="13% 100%" fo:font-size="7.5pt" fo:letter-spacing="normal" fo:language="es" fo:country="ES" fo:font-weight="bold" style:font-size-asian="7.5pt" style:font-weight-asian="bold" style:font-name-complex="Calibri3" style:font-size-complex="7.5pt" style:text-scale="105%"/>
    </style:style>
    <style:style style:name="T34" style:family="text">
      <style:text-properties style:text-position="13% 100%" fo:font-size="7.5pt" fo:letter-spacing="normal" fo:language="es" fo:country="ES" style:font-name-asian="Calibri3" style:font-size-asian="7.5pt" style:language-asian="en" style:country-asian="US" style:font-name-complex="Calibri3" style:font-size-complex="7.5pt" style:text-scale="105%"/>
    </style:style>
    <style:style style:name="T35" style:family="text">
      <style:text-properties style:text-position="13% 100%" fo:font-size="7.5pt" fo:letter-spacing="normal" fo:language="es" fo:country="ES" officeooo:rsid="00180b84" style:font-name-asian="Calibri3" style:font-size-asian="7.5pt" style:language-asian="en" style:country-asian="US" style:font-name-complex="Calibri3" style:font-size-complex="7.5pt" style:text-scale="105%"/>
    </style:style>
    <style:style style:name="T36" style:family="text">
      <style:text-properties style:text-position="13% 100%" fo:font-size="7.5pt" style:font-size-asian="7.5pt" style:font-size-complex="7.5pt" style:text-scale="115%"/>
    </style:style>
    <style:style style:name="T37" style:family="text">
      <style:text-properties style:text-position="13% 100%" fo:font-size="7.5pt" fo:language="es" fo:country="ES" style:font-size-asian="7.5pt" style:font-name-complex="Calibri3" style:font-size-complex="7.5pt" style:text-scale="105%"/>
    </style:style>
    <style:style style:name="T38" style:family="text">
      <style:text-properties style:text-position="13% 100%" fo:font-size="8pt" fo:letter-spacing="normal" fo:language="es" fo:country="ES" style:font-size-asian="8pt" style:font-size-complex="8pt" style:text-scale="105%"/>
    </style:style>
    <style:style style:name="T39" style:family="text">
      <style:text-properties style:text-position="13% 100%" fo:font-size="8pt" fo:letter-spacing="normal" fo:language="es" fo:country="ES" style:font-size-asian="8pt" style:font-name-complex="Calibri3" style:font-size-complex="8pt" style:text-scale="105%"/>
    </style:style>
    <style:style style:name="T40" style:family="text">
      <style:text-properties style:text-position="13% 100%" style:font-name="Calibri" fo:font-size="7.5pt" fo:letter-spacing="normal" fo:language="es" fo:country="ES" style:font-size-asian="7.5pt" style:font-name-complex="Calibri3" style:font-size-complex="7.5pt" style:text-scale="105%"/>
    </style:style>
    <style:style style:name="T41" style:family="text">
      <style:text-properties style:text-position="13% 100%" style:font-name="Calibri" fo:font-size="7.5pt" fo:letter-spacing="normal" fo:language="es" fo:country="ES" style:font-name-asian="Calibri3" style:font-size-asian="7.5pt" style:language-asian="en" style:country-asian="US" style:font-name-complex="Calibri3" style:font-size-complex="7.5pt" style:text-scale="105%"/>
    </style:style>
    <style:style style:name="T42" style:family="text">
      <style:text-properties style:text-position="13% 100%" style:font-name="Calibri" fo:font-size="7.5pt" fo:language="es" fo:country="ES" style:font-size-asian="7.5pt" style:font-name-complex="Calibri3" style:font-size-complex="7.5pt" style:text-scale="105%"/>
    </style:style>
    <style:style style:name="T43" style:family="text">
      <style:text-properties style:text-position="13% 100%" style:font-name="Calibri" fo:font-size="9pt" fo:letter-spacing="normal" fo:language="es" fo:country="ES" style:font-size-asian="9pt" style:font-name-complex="Arial2" style:font-size-complex="9pt" style:text-scale="105%"/>
    </style:style>
    <style:style style:name="T44" style:family="text">
      <style:text-properties style:text-position="13% 100%" style:font-name="Calibri" fo:font-size="9pt" fo:letter-spacing="normal" fo:language="es" fo:country="ES" style:font-size-asian="9pt" style:font-name-complex="Calibri3" style:font-size-complex="9pt" style:text-scale="105%"/>
    </style:style>
    <style:style style:name="T45" style:family="text">
      <style:text-properties style:text-position="13% 100%" style:font-name="Calibri" fo:font-size="9pt" fo:letter-spacing="normal" fo:language="es" fo:country="ES" style:font-name-asian="Calibri3" style:font-size-asian="9pt" style:language-asian="en" style:country-asian="US" style:font-name-complex="Arial2" style:font-size-complex="9pt" style:text-scale="105%"/>
    </style:style>
    <style:style style:name="T46" style:family="text">
      <style:text-properties style:text-position="13% 100%" style:font-name="Calibri" fo:font-size="9pt" fo:letter-spacing="normal" fo:language="es" fo:country="ES" officeooo:rsid="0026a01a" style:font-name-asian="Calibri3" style:font-size-asian="9pt" style:language-asian="en" style:country-asian="US" style:font-name-complex="Arial2" style:font-size-complex="9pt" style:text-scale="105%"/>
    </style:style>
    <style:style style:name="T47" style:family="text">
      <style:text-properties style:text-position="13% 100%" style:font-name="Calibri" fo:font-size="9pt" fo:letter-spacing="normal" fo:language="es" fo:country="ES" style:font-name-asian="Calibri3" style:font-size-asian="9pt" style:language-asian="en" style:country-asian="US" style:font-name-complex="Myriad Pro" style:font-size-complex="9pt" style:text-scale="105%"/>
    </style:style>
    <style:style style:name="T48" style:family="text">
      <style:text-properties style:text-position="13% 100%" style:font-name="Calibri" fo:font-size="9pt" fo:language="es" fo:country="ES" style:font-size-asian="9pt" style:font-name-complex="Arial2" style:font-size-complex="9pt" style:text-scale="105%"/>
    </style:style>
    <style:style style:name="T49" style:family="text">
      <style:text-properties style:text-position="13% 100%" fo:font-size="9pt" fo:letter-spacing="normal" fo:language="es" fo:country="ES" officeooo:rsid="00180b84" style:font-size-asian="9pt" style:font-name-complex="Calibri3" style:font-size-complex="9pt" style:text-scale="105%"/>
    </style:style>
    <style:style style:name="T50" style:family="text">
      <style:text-properties style:text-position="13% 100%" fo:font-size="9pt" fo:letter-spacing="normal" fo:language="es" fo:country="ES" officeooo:rsid="00180b84" style:font-name-asian="Calibri3" style:font-size-asian="9pt" style:language-asian="en" style:country-asian="US" style:font-name-complex="Myriad Pro" style:font-size-complex="9pt" style:text-scale="105%"/>
    </style:style>
    <style:style style:name="T51" style:family="text">
      <style:text-properties style:text-position="13% 100%" style:font-name="Calibri2" fo:font-size="9pt" fo:letter-spacing="normal" fo:language="es" fo:country="ES" style:font-size-asian="9pt" style:font-name-complex="Arial2" style:font-size-complex="9pt" style:text-scale="105%"/>
    </style:style>
    <style:style style:name="T52" style:family="text">
      <style:text-properties style:text-position="13% 100%" style:font-name="Calibri2" fo:font-size="9pt" fo:letter-spacing="normal" fo:language="es" fo:country="ES" officeooo:rsid="0026a01a" style:font-size-asian="9pt" style:font-name-complex="Arial2" style:font-size-complex="9pt" style:text-scale="105%"/>
    </style:style>
    <style:style style:name="T53" style:family="text">
      <style:text-properties style:text-position="13% 100%" style:font-name="Calibri2" fo:font-size="9pt" fo:letter-spacing="normal" fo:language="es" fo:country="ES" style:font-size-asian="9pt" style:font-name-complex="Calibri3" style:font-size-complex="9pt" style:text-scale="105%"/>
    </style:style>
    <style:style style:name="T54" style:family="text">
      <style:text-properties style:text-position="13% 100%" style:font-name="Calibri2" fo:font-size="9pt" fo:letter-spacing="normal" fo:language="es" fo:country="ES" officeooo:rsid="0026a01a" style:font-size-asian="9pt" style:font-name-complex="Calibri3" style:font-size-complex="9pt" style:text-scale="105%"/>
    </style:style>
    <style:style style:name="T55" style:family="text">
      <style:text-properties style:text-position="13% 100%" style:font-name="Calibri2" fo:font-size="9pt" fo:letter-spacing="normal" fo:language="es" fo:country="ES" style:font-name-asian="Calibri3" style:font-size-asian="9pt" style:language-asian="en" style:country-asian="US" style:font-name-complex="Arial2" style:font-size-complex="9pt" style:text-scale="105%"/>
    </style:style>
    <style:style style:name="T56" style:family="text">
      <style:text-properties style:text-position="13% 100%" style:font-name="Calibri2" fo:font-size="9pt" fo:letter-spacing="normal" fo:language="es" fo:country="ES" officeooo:rsid="0026a01a" style:font-name-asian="Calibri3" style:font-size-asian="9pt" style:language-asian="en" style:country-asian="US" style:font-name-complex="Arial2" style:font-size-complex="9pt" style:text-scale="105%"/>
    </style:style>
    <style:style style:name="T57" style:family="text">
      <style:text-properties style:text-position="13% 100%" style:font-name="Calibri2" fo:font-size="9pt" fo:letter-spacing="normal" fo:language="es" fo:country="ES" style:font-name-asian="Calibri3" style:font-size-asian="9pt" style:language-asian="en" style:country-asian="US" style:font-name-complex="Myriad Pro" style:font-size-complex="9pt" style:text-scale="105%"/>
    </style:style>
    <style:style style:name="T58" style:family="text">
      <style:text-properties style:text-position="13% 100%" style:font-name="Calibri2" fo:font-size="9pt" fo:letter-spacing="normal" fo:language="es" fo:country="ES" officeooo:rsid="0026a01a" style:font-name-asian="Calibri3" style:font-size-asian="9pt" style:language-asian="en" style:country-asian="US" style:font-name-complex="Myriad Pro" style:font-size-complex="9pt" style:text-scale="105%"/>
    </style:style>
    <style:style style:name="T59" style:family="text">
      <style:text-properties style:text-position="13% 100%" style:font-name="Calibri2" fo:font-size="9pt" fo:language="es" fo:country="ES" style:font-size-asian="9pt" style:font-name-complex="Arial2" style:font-size-complex="9pt" style:text-scale="105%"/>
    </style:style>
    <style:style style:name="T60" style:family="text">
      <style:text-properties fo:letter-spacing="0.028cm" fo:language="es" fo:country="ES" fo:font-weight="bold" style:font-weight-asian="bold"/>
    </style:style>
    <style:style style:name="T61" style:family="text">
      <style:text-properties fo:language="es" fo:country="ES"/>
    </style:style>
    <style:style style:name="T62" style:family="text">
      <style:text-properties fo:language="es" fo:country="ES" fo:font-weight="bold" style:font-weight-asian="bold"/>
    </style:style>
    <style:style style:name="T63" style:family="text">
      <style:text-properties fo:language="es" fo:country="ES" fo:font-weight="bold" officeooo:rsid="00070cad" style:font-weight-asian="bold"/>
    </style:style>
    <style:style style:name="T64" style:family="text">
      <style:text-properties fo:letter-spacing="0.026cm" fo:language="es" fo:country="ES" fo:font-weight="bold" style:font-weight-asian="bold"/>
    </style:style>
    <style:style style:name="T65" style:family="text">
      <style:text-properties fo:letter-spacing="0.026cm" fo:language="es" fo:country="ES" fo:font-weight="bold" officeooo:rsid="00070cad" style:font-weight-asian="bold"/>
    </style:style>
    <style:style style:name="T66" style:family="text">
      <style:text-properties fo:font-size="16pt" fo:letter-spacing="normal" fo:language="es" fo:country="ES" fo:font-weight="bold" style:font-size-asian="16pt" style:font-weight-asian="bold" style:font-size-complex="16pt"/>
    </style:style>
    <style:style style:name="T67" style:family="text">
      <style:text-properties fo:font-size="9pt" fo:letter-spacing="normal" fo:language="es" fo:country="ES" fo:font-weight="bold" style:font-size-asian="9pt" style:font-weight-asian="bold" style:font-size-complex="9pt" style:text-scale="105%"/>
    </style:style>
    <style:style style:name="T68" style:family="text">
      <style:text-properties fo:font-size="9pt" fo:letter-spacing="normal" style:font-name-asian="Calibri3" style:font-size-asian="9pt" style:language-asian="en" style:country-asian="US" style:font-size-complex="9pt" style:text-scale="105%"/>
    </style:style>
    <style:style style:name="T69" style:family="text">
      <style:text-properties fo:font-size="9pt" fo:language="es" fo:country="ES" style:font-size-asian="9pt" style:font-name-complex="Myriad Pro" style:font-size-complex="9pt"/>
    </style:style>
    <style:style style:name="T70" style:family="text">
      <style:text-properties fo:font-size="9pt" style:font-name-asian="Calibri3" style:font-size-asian="9pt" style:language-asian="en" style:country-asian="US" style:font-name-complex="Myriad Pro" style:font-size-complex="9pt"/>
    </style:style>
    <style:style style:name="T71" style:family="text">
      <style:text-properties fo:font-size="9pt" officeooo:rsid="00204483" style:font-name-asian="Calibri3" style:font-size-asian="9pt" style:language-asian="en" style:country-asian="US" style:font-name-complex="Myriad Pro" style:font-size-complex="9pt"/>
    </style:style>
    <style:style style:name="T72" style:family="text">
      <style:text-properties style:font-name="Calibri" fo:font-size="9pt" style:font-size-asian="9pt" style:font-name-complex="Arial2" style:font-size-complex="9pt"/>
    </style:style>
    <style:style style:name="T73" style:family="text">
      <style:text-properties style:font-name="Calibri" fo:font-size="9pt" officeooo:rsid="0026a01a" style:font-size-asian="9pt" style:font-name-complex="Arial2" style:font-size-complex="9pt"/>
    </style:style>
    <style:style style:name="T74" style:family="text">
      <style:text-properties style:font-name="Calibri1" fo:font-size="6pt" fo:font-style="italic" style:font-size-asian="6pt" style:font-style-asian="italic" style:font-size-complex="6pt"/>
    </style:style>
    <style:style style:name="T75" style:family="text">
      <style:text-properties style:font-name="Calibri1" fo:font-size="6pt" fo:font-style="italic" officeooo:rsid="0048003a" style:font-size-asian="6pt" style:font-style-asian="italic" style:font-size-complex="6pt"/>
    </style:style>
    <style:style style:name="T76" style:family="text">
      <style:text-properties style:font-name="Calibri1" fo:font-size="6pt" fo:font-style="italic" officeooo:rsid="0049d269" style:font-size-asian="6pt" style:font-style-asian="italic" style:font-size-complex="6pt"/>
    </style:style>
    <style:style style:name="T77" style:family="text">
      <style:text-properties officeooo:rsid="004c01a3"/>
    </style:style>
    <style:style style:name="fr1" style:family="graphic" style:parent-style-name="Frame">
      <style:graphic-properties fo:margin-left="0.249cm" fo:margin-right="0.249cm" fo:margin-top="0cm" fo:margin-bottom="0cm" style:vertical-pos="from-top" style:vertical-rel="paragraph" style:horizontal-pos="center" style:horizontal-rel="page-content" draw:opacity="0%" fo:padding="0cm" fo:border="non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textarea-vertical-align="middle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textarea-vertical-align="middle" fo:border="non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textarea-vertical-align="top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>
        <form:form form:name="Formulario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2ga" form:control-implementation="ooo:com.sun.star.form.component.CheckBox" xml:id="control1" form:id="control1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1ga" form:control-implementation="ooo:com.sun.star.form.component.CheckBox" xml:id="control2" form:id="control2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1ga_fol" form:control-implementation="ooo:com.sun.star.form.component.CheckBox" xml:id="control3" form:id="control3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1ga_ceac" form:control-implementation="ooo:com.sun.star.form.component.CheckBox" xml:id="control4" form:id="control4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1ga_oacv" form:control-implementation="ooo:com.sun.star.form.component.CheckBox" xml:id="control5" form:id="control5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1ga_ea" form:control-implementation="ooo:com.sun.star.form.component.CheckBox" xml:id="control6" form:id="control6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1ga_tii" form:control-implementation="ooo:com.sun.star.form.component.CheckBox" xml:id="control7" form:id="control7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1ga_tc" form:control-implementation="ooo:com.sun.star.form.component.CheckBox" xml:id="control8" form:id="control8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1ga_ing" form:control-implementation="ooo:com.sun.star.form.component.CheckBox" xml:id="control9" form:id="control9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2ga_fct" form:control-implementation="ooo:com.sun.star.form.component.CheckBox" xml:id="control10" form:id="control10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2ga_oarh" form:control-implementation="ooo:com.sun.star.form.component.CheckBox" xml:id="control11" form:id="control11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2ga_tdc" form:control-implementation="ooo:com.sun.star.form.component.CheckBox" xml:id="control12" form:id="control12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2ga_eea" form:control-implementation="ooo:com.sun.star.form.component.CheckBox" xml:id="control13" form:id="control13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2ga_oagt" form:control-implementation="ooo:com.sun.star.form.component.CheckBox" xml:id="control14" form:id="control14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2ga_ingtec" form:control-implementation="ooo:com.sun.star.form.component.CheckBox" xml:id="control15" form:id="control15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text form:name="nia" form:control-implementation="ooo:com.sun.star.form.component.TextField" xml:id="control16" form:id="control1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pellidos_alu" form:control-implementation="ooo:com.sun.star.form.component.TextField" xml:id="control17" form:id="control1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nombre_alu" form:control-implementation="ooo:com.sun.star.form.component.TextField" xml:id="control18" form:id="control1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lu_dni" form:control-implementation="ooo:com.sun.star.form.component.TextField" xml:id="control19" form:id="control1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checkbox form:name="alu_hombre" form:control-implementation="ooo:com.sun.star.form.component.CheckBox" xml:id="control20" form:id="control20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alu_mujer" form:control-implementation="ooo:com.sun.star.form.component.CheckBox" xml:id="control21" form:id="control21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text form:name="fechanac_alu" form:control-implementation="ooo:com.sun.star.form.component.TextField" xml:id="control22" form:id="control2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municipio_nac_alu" form:control-implementation="ooo:com.sun.star.form.component.TextField" xml:id="control23" form:id="control2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provincia_nac_alu" form:control-implementation="ooo:com.sun.star.form.component.TextField" xml:id="control24" form:id="control2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pais_nac_alu" form:control-implementation="ooo:com.sun.star.form.component.TextField" xml:id="control25" form:id="control2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L_A" form:control-implementation="ooo:com.sun.star.form.component.TextField" xml:id="control26" form:id="control2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checkbox form:name="convive_padre" form:control-implementation="ooo:com.sun.star.form.component.CheckBox" xml:id="control27" form:id="control27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onvive_madre" form:control-implementation="ooo:com.sun.star.form.component.CheckBox" xml:id="control28" form:id="control28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onvive_ambos" form:control-implementation="ooo:com.sun.star.form.component.CheckBox" xml:id="control29" form:id="control29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text form:name="centro_procedencia" form:control-implementation="ooo:com.sun.star.form.component.TextField" xml:id="control30" form:id="control3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domicilio_alu" form:control-implementation="ooo:com.sun.star.form.component.TextField" xml:id="control31" form:id="control3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p_alu" form:control-implementation="ooo:com.sun.star.form.component.TextField" xml:id="control32" form:id="control3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localidad_alu" form:control-implementation="ooo:com.sun.star.form.component.TextField" xml:id="control33" form:id="control3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provincia_alu" form:control-implementation="ooo:com.sun.star.form.component.TextField" xml:id="control34" form:id="control3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checkbox form:name="Casilla de verificación 2" form:control-implementation="ooo:com.sun.star.form.component.CheckBox" xml:id="control35" form:id="control35" form:label="Casilla de verificación 2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text form:name="convive_otros" form:control-implementation="ooo:com.sun.star.form.component.TextField" xml:id="control36" form:id="control3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dni_pad" form:control-implementation="ooo:com.sun.star.form.component.TextField" xml:id="control37" form:id="control3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email_pad" form:control-implementation="ooo:com.sun.star.form.component.TextField" xml:id="control38" form:id="control3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dni_mad" form:control-implementation="ooo:com.sun.star.form.component.TextField" xml:id="control39" form:id="control3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email_mad" form:control-implementation="ooo:com.sun.star.form.component.TextField" xml:id="control40" form:id="control4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lefono1_pad" form:control-implementation="ooo:com.sun.star.form.component.TextField" xml:id="control41" form:id="control4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lefono2_pad" form:control-implementation="ooo:com.sun.star.form.component.TextField" xml:id="control42" form:id="control4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lefono1_mad" form:control-implementation="ooo:com.sun.star.form.component.TextField" xml:id="control43" form:id="control4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lefono2_mad" form:control-implementation="ooo:com.sun.star.form.component.TextField" xml:id="control44" form:id="control4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domicilio_pad" form:control-implementation="ooo:com.sun.star.form.component.TextField" xml:id="control45" form:id="control4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domicilio_mad" form:control-implementation="ooo:com.sun.star.form.component.TextField" xml:id="control46" form:id="control4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p_pad" form:control-implementation="ooo:com.sun.star.form.component.TextField" xml:id="control47" form:id="control4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localidad_pad" form:control-implementation="ooo:com.sun.star.form.component.TextField" xml:id="control48" form:id="control4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provincia_pad" form:control-implementation="ooo:com.sun.star.form.component.TextField" xml:id="control49" form:id="control4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p_mad" form:control-implementation="ooo:com.sun.star.form.component.TextField" xml:id="control50" form:id="control5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localidad_mad" form:control-implementation="ooo:com.sun.star.form.component.TextField" xml:id="control51" form:id="control5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provincia_mad" form:control-implementation="ooo:com.sun.star.form.component.TextField" xml:id="control52" form:id="control5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nombre_pad" form:control-implementation="ooo:com.sun.star.form.component.TextField" xml:id="control53" form:id="control5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nombre_mad" form:control-implementation="ooo:com.sun.star.form.component.TextField" xml:id="control54" form:id="control5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checkbox form:name="rep" form:control-implementation="ooo:com.sun.star.form.component.CheckBox" xml:id="control55" form:id="control55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acceso_pac" form:control-implementation="ooo:com.sun.star.form.component.CheckBox" xml:id="control56" form:id="control56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acceso_25" form:control-implementation="ooo:com.sun.star.form.component.CheckBox" xml:id="control57" form:id="control57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acceso_2bup" form:control-implementation="ooo:com.sun.star.form.component.CheckBox" xml:id="control58" form:id="control58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acceso_tpb" form:control-implementation="ooo:com.sun.star.form.component.CheckBox" xml:id="control59" form:id="control59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acceso_batx" form:control-implementation="ooo:com.sun.star.form.component.CheckBox" xml:id="control60" form:id="control60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acceso_ges" form:control-implementation="ooo:com.sun.star.form.component.CheckBox" xml:id="control61" form:id="control61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column table:style-name="Tabla1.H"/>
        <table:table-column table:style-name="Tabla1.I"/>
        <table:table-column table:style-name="Tabla1.J"/>
        <table:table-column table:style-name="Tabla1.K"/>
        <table:table-column table:style-name="Tabla1.L"/>
        <table:table-column table:style-name="Tabla1.M"/>
        <table:table-row table:style-name="Tabla1.1">
          <table:table-cell table:style-name="Tabla1.A1" office:value-type="string">
            <text:p text:style-name="P29">A</text:p>
          </table:table-cell>
          <table:table-cell table:style-name="Tabla1.B1" table:number-columns-spanned="8" office:value-type="string">
            <text:p text:style-name="P33"><text:span text:style-name="T13">DATOS</text:span><text:span text:style-name="T12"> </text:span><text:span text:style-name="T13">PERSONALES</text:span><text:span text:style-name="T15"> </text:span><text:span text:style-name="T13">DEL</text:span><text:span text:style-name="T16"> </text:span><text:span text:style-name="T13">ALUMNO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.J1" table:number-columns-spanned="4" office:value-type="string">
            <text:p text:style-name="P30"><text:span text:style-name="T14">NIA</text:span> <draw:control text:anchor-type="as-char" draw:z-index="18" draw:style-name="gr5" draw:text-style-name="P61" svg:width="3.703cm" svg:height="0.551cm" draw:control="control16"/></text:p>
          </table:table-cell>
          <table:covered-table-cell/>
          <table:covered-table-cell/>
          <table:covered-table-cell/>
        </table:table-row>
        <table:table-row table:style-name="Tabla1.2">
          <table:table-cell table:style-name="Tabla1.A2" table:number-columns-spanned="3" office:value-type="string">
            <text:p text:style-name="P33"><text:span text:style-name="T17">APELLIDOS</text:span><text:span text:style-name="T17"><draw:control text:anchor-type="as-char" draw:z-index="19" draw:name="apellidos" draw:style-name="gr3" draw:text-style-name="P58" svg:width="6.603cm" svg:height="0.521cm" draw:control="control17"/></text:span></text:p>
          </table:table-cell>
          <table:covered-table-cell/>
          <table:covered-table-cell/>
          <table:table-cell table:style-name="Tabla1.D2" table:number-columns-spanned="4" office:value-type="string">
            <text:p text:style-name="P36"><text:span text:style-name="T17">NOMBRE</text:span><text:span text:style-name="T17"><draw:control text:anchor-type="as-char" draw:z-index="20" draw:name="nombre" draw:style-name="gr3" draw:text-style-name="P58" svg:width="3.747cm" svg:height="0.521cm" draw:control="control18"/></text:span></text:p>
          </table:table-cell>
          <table:covered-table-cell/>
          <table:covered-table-cell/>
          <table:covered-table-cell/>
          <table:table-cell table:style-name="Tabla1.H2" table:number-columns-spanned="3" office:value-type="string">
            <text:p text:style-name="P33"><text:span text:style-name="T17">DNI/NIE</text:span><text:span text:style-name="T17"><draw:control text:anchor-type="as-char" draw:z-index="21" draw:name="dni" draw:style-name="gr3" draw:text-style-name="P58" svg:width="3.07cm" svg:height="0.521cm" draw:control="control19"/></text:span></text:p>
          </table:table-cell>
          <table:covered-table-cell/>
          <table:covered-table-cell/>
          <table:table-cell table:style-name="Tabla1.K2" table:number-columns-spanned="3" office:value-type="string">
            <text:p text:style-name="P49"><draw:control text:anchor-type="paragraph" draw:z-index="37" draw:style-name="gr4" draw:text-style-name="P59" svg:width="0.075cm" svg:height="0.003cm" svg:x="3.066cm" svg:y="-1.785cm" draw:control="control35"/><text:span text:style-name="T38"><draw:control text:anchor-type="as-char" draw:z-index="22" draw:name="hombre" draw:style-name="gr1" draw:text-style-name="P57" svg:width="0.5cm" svg:height="0.5cm" draw:control="control20"/></text:span><text:span text:style-name="T38"><text:s/></text:span><text:span text:style-name="T36">HOMBRE <text:s text:c="2"/></text:span><text:span text:style-name="T37"><text:s/></text:span><text:span text:style-name="T39"><draw:control text:anchor-type="as-char" draw:z-index="23" draw:name="mujer" draw:style-name="gr1" draw:text-style-name="P57" svg:width="0.5cm" svg:height="0.5cm" draw:control="control21"/></text:span><text:span text:style-name="T39"><text:s/></text:span><text:span text:style-name="T36">MUJER</text:span></text:p>
          </table:table-cell>
          <table:covered-table-cell/>
          <table:covered-table-cell/>
        </table:table-row>
        <table:table-row table:style-name="Tabla1.3">
          <table:table-cell table:style-name="Tabla1.A3" table:number-columns-spanned="2" office:value-type="string">
            <text:p text:style-name="P33"><text:span text:style-name="T17">FECHA</text:span><text:span text:style-name="T19"> </text:span><text:span text:style-name="T17">DE</text:span><text:span text:style-name="T19"> </text:span><text:span text:style-name="T17">NACIMIENTO</text:span><text:span text:style-name="T17"><draw:control text:anchor-type="as-char" draw:z-index="24" draw:style-name="gr3" draw:text-style-name="P58" svg:width="2.761cm" svg:height="0.521cm" draw:control="control22"/></text:span></text:p>
          </table:table-cell>
          <table:covered-table-cell/>
          <table:table-cell table:style-name="Tabla1.C3" table:number-columns-spanned="2" office:value-type="string">
            <text:p text:style-name="P33"><text:span text:style-name="T17">MUNICIPIO</text:span><text:span text:style-name="T22"> </text:span><text:span text:style-name="T17">DE</text:span><text:span text:style-name="T27"> </text:span><text:span text:style-name="T17">NACIMIENTO </text:span><text:span text:style-name="T17"><draw:control text:anchor-type="as-char" draw:z-index="25" draw:style-name="gr3" draw:text-style-name="P58" svg:width="4.252cm" svg:height="0.521cm" draw:control="control23"/></text:span></text:p>
          </table:table-cell>
          <table:covered-table-cell/>
          <table:table-cell table:style-name="Tabla1.E3" table:number-columns-spanned="4" office:value-type="string">
            <text:p text:style-name="P36"><text:span text:style-name="T17">PROVINCIA</text:span><text:span text:style-name="T27"> </text:span><text:span text:style-name="T17">DE</text:span><text:span text:style-name="T27"> </text:span><text:span text:style-name="T17">NACIMIENTO</text:span><text:span text:style-name="T17"><draw:control text:anchor-type="as-char" draw:z-index="26" draw:style-name="gr3" draw:text-style-name="P58" svg:width="3.372cm" svg:height="0.521cm" draw:control="control24"/></text:span></text:p>
          </table:table-cell>
          <table:covered-table-cell/>
          <table:covered-table-cell/>
          <table:covered-table-cell/>
          <table:table-cell table:style-name="Tabla1.I3" table:number-columns-spanned="4" office:value-type="string">
            <text:p text:style-name="P33"><text:span text:style-name="T17">PAIS</text:span><text:span text:style-name="T28"> </text:span><text:span text:style-name="T17">DE</text:span><text:span text:style-name="T29"> </text:span><text:span text:style-name="T17">NACIMIENTO</text:span><text:span text:style-name="T17"><draw:control text:anchor-type="as-char" draw:z-index="27" draw:style-name="gr3" draw:text-style-name="P58" svg:width="3.121cm" svg:height="0.521cm" draw:control="control25"/></text:span></text:p>
          </table:table-cell>
          <table:covered-table-cell/>
          <table:covered-table-cell/>
          <table:covered-table-cell/>
          <table:table-cell table:style-name="Tabla1.M3" office:value-type="string">
            <text:p text:style-name="P33"><text:span text:style-name="T18">TELÉFONO DEL ALUMNO</text:span><text:span text:style-name="T17"><draw:control text:anchor-type="as-char" draw:z-index="28" draw:style-name="gr3" draw:text-style-name="P60" svg:width="2.892cm" svg:height="0.521cm" draw:control="control26"/></text:span></text:p>
          </table:table-cell>
        </table:table-row>
        <table:table-row table:style-name="Tabla1.4">
          <table:table-cell table:style-name="Tabla1.A4" table:number-columns-spanned="5" office:value-type="string">
            <text:p text:style-name="P34"><draw:control text:anchor-type="paragraph" draw:z-index="38" draw:style-name="gr2" draw:text-style-name="P58" svg:width="3.119cm" svg:height="0.521cm" svg:x="5.643cm" svg:y="0.321cm" draw:control="control36"/>CONVIVE</text:p>
            <text:p text:style-name="P50"><draw:control text:anchor-type="as-char" draw:z-index="29" draw:style-name="gr1" draw:text-style-name="P57" svg:width="0.5cm" svg:height="0.5cm" draw:control="control27"/><text:span text:style-name="T24">PADRE <text:s text:c="4"/></text:span><text:span text:style-name="T39"><draw:control text:anchor-type="as-char" draw:z-index="30" draw:style-name="gr1" draw:text-style-name="P57" svg:width="0.5cm" svg:height="0.5cm" draw:control="control28"/></text:span><text:span text:style-name="T24">MADRE <text:s text:c="3"/></text:span><text:span text:style-name="T39"><draw:control text:anchor-type="as-char" draw:z-index="31" draw:style-name="gr1" draw:text-style-name="P57" svg:width="0.5cm" svg:height="0.5cm" draw:control="control29"/></text:span><text:span text:style-name="T39"><text:s/></text:span><text:span text:style-name="T24">AMBOS <text:s text:c="2"/></text:span><text:span text:style-name="T25"><text:s/>OTROS </text:span></text:p>
          </table:table-cell>
          <table:covered-table-cell/>
          <table:covered-table-cell/>
          <table:covered-table-cell/>
          <table:covered-table-cell/>
          <table:table-cell table:style-name="Tabla1.F4" table:number-columns-spanned="8" office:value-type="string">
            <text:p text:style-name="P36"><text:span text:style-name="T17">CENTRO DE PROCEDENCIA</text:span><text:span text:style-name="T17"><draw:control text:anchor-type="as-char" draw:z-index="32" draw:style-name="gr3" draw:text-style-name="P58" svg:width="9.423cm" svg:height="0.521cm" draw:control="control30"/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5">
          <table:table-cell table:style-name="Tabla1.A5" table:number-columns-spanned="5" office:value-type="string">
            <text:p text:style-name="P33"><text:span text:style-name="T23">DOMICILIO</text:span><text:span text:style-name="T31"> </text:span><text:span text:style-name="T23">(CALLE/PLAZA</text:span><text:span text:style-name="T21"> </text:span><text:span text:style-name="T23">Y</text:span><text:span text:style-name="T20"> </text:span><text:span text:style-name="T23">NÚMERO)</text:span><draw:control text:anchor-type="as-char" draw:z-index="33" draw:style-name="gr3" draw:text-style-name="P58" svg:width="8.774cm" svg:height="0.521cm" draw:control="control31"/></text:p>
          </table:table-cell>
          <table:covered-table-cell/>
          <table:covered-table-cell/>
          <table:covered-table-cell/>
          <table:covered-table-cell/>
          <table:table-cell table:style-name="Tabla1.F5" office:value-type="string">
            <text:p text:style-name="P36"><text:span text:style-name="T17">C.</text:span><text:span text:style-name="T29"> </text:span><text:span text:style-name="T17">POSTAL</text:span></text:p>
            <text:p text:style-name="P35"><draw:control text:anchor-type="as-char" draw:z-index="34" draw:style-name="gr3" draw:text-style-name="P58" svg:width="1.246cm" svg:height="0.521cm" draw:control="control32"/></text:p>
          </table:table-cell>
          <table:table-cell table:style-name="Tabla1.G5" table:number-columns-spanned="5" office:value-type="string">
            <text:p text:style-name="P33"><text:span text:style-name="T17">LOCALIDAD</text:span><draw:control text:anchor-type="as-char" draw:z-index="35" draw:style-name="gr3" draw:text-style-name="P58" svg:width="3.493cm" svg:height="0.521cm" draw:control="control33"/></text:p>
          </table:table-cell>
          <table:covered-table-cell/>
          <table:covered-table-cell/>
          <table:covered-table-cell/>
          <table:covered-table-cell/>
          <table:table-cell table:style-name="Tabla1.L5" table:number-columns-spanned="2" office:value-type="string">
            <text:p text:style-name="P33"><text:span text:style-name="T17">PROVINCIA</text:span><draw:control text:anchor-type="as-char" draw:z-index="36" draw:style-name="gr3" draw:text-style-name="P58" svg:width="3.499cm" svg:height="0.521cm" draw:control="control34"/></text:p>
          </table:table-cell>
          <table:covered-table-cell/>
        </table:table-row>
      </table:table>
      <text:p text:style-name="P17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column table:style-name="Tabla3.F"/>
        <table:table-column table:style-name="Tabla3.G"/>
        <table:table-column table:style-name="Tabla3.H"/>
        <table:table-column table:style-name="Tabla3.I"/>
        <table:table-column table:style-name="Tabla3.J"/>
        <table:table-column table:style-name="Tabla3.K"/>
        <table:table-column table:style-name="Tabla3.L"/>
        <table:table-column table:style-name="Tabla3.M"/>
        <table:table-row table:style-name="Tabla3.1">
          <table:table-cell table:style-name="Tabla3.A1" office:value-type="string">
            <text:p text:style-name="P27">B</text:p>
          </table:table-cell>
          <table:table-cell table:style-name="Tabla3.B1" table:number-columns-spanned="5" office:value-type="string">
            <text:p text:style-name="P33"><text:span text:style-name="T62">DATOS</text:span><text:span text:style-name="T60"> </text:span><text:span text:style-name="T62">DEL</text:span><text:span text:style-name="T64"> </text:span><text:span text:style-name="T62">PADRE</text:span><text:span text:style-name="T60"> </text:span><text:span text:style-name="T62">O</text:span><text:span text:style-name="T60"> </text:span><text:span text:style-name="T62">TUTOR</text:span><text:span text:style-name="T60"> </text:span><text:span text:style-name="T62">LEGAL </text:span></text:p>
          </table:table-cell>
          <table:covered-table-cell/>
          <table:covered-table-cell/>
          <table:covered-table-cell/>
          <table:covered-table-cell/>
          <table:table-cell table:style-name="Tabla3.G1" table:number-rows-spanned="6" office:value-type="string">
            <text:p text:style-name="P33"/>
          </table:table-cell>
          <table:table-cell table:style-name="Tabla3.H1" office:value-type="string">
            <text:p text:style-name="P27">C</text:p>
          </table:table-cell>
          <table:table-cell table:style-name="Tabla3.I1" table:number-columns-spanned="5" office:value-type="string">
            <text:p text:style-name="P33"><text:span text:style-name="T62">DATOS</text:span><text:span text:style-name="T60"> </text:span><text:span text:style-name="T62">DE L</text:span><text:span text:style-name="T63">A</text:span><text:span text:style-name="T64"> </text:span><text:span text:style-name="T65">MADRE</text:span><text:span text:style-name="T60"> </text:span><text:span text:style-name="T62">O</text:span><text:span text:style-name="T60"> </text:span><text:span text:style-name="T62">TUTOR</text:span><text:span text:style-name="T63">A</text:span><text:span text:style-name="T60"> </text:span><text:span text:style-name="T62">LEGAL</text:span></text:p>
          </table:table-cell>
          <table:covered-table-cell/>
          <table:covered-table-cell/>
          <table:covered-table-cell/>
          <table:covered-table-cell/>
        </table:table-row>
        <table:table-row table:style-name="Tabla3.2">
          <table:table-cell table:style-name="Tabla3.A2" table:number-columns-spanned="6" office:value-type="string">
            <text:p text:style-name="P32"><draw:control text:anchor-type="paragraph" draw:z-index="55" draw:style-name="gr2" draw:text-style-name="P58" svg:width="8.826cm" svg:height="0.521cm" svg:x="0.072cm" svg:y="0.296cm" draw:control="control53"/>APELLIDOS, <text:span text:style-name="T77">NOMBRE</text:span></text:p>
            <text:p text:style-name="P3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3.H2" table:number-columns-spanned="6" office:value-type="string">
            <text:p text:style-name="P32"><draw:control text:anchor-type="paragraph" draw:z-index="56" draw:style-name="gr2" draw:text-style-name="P58" svg:width="8.826cm" svg:height="0.521cm" svg:x="0.072cm" svg:y="0.289cm" draw:control="control54"/>APELLIDOS, <text:span text:style-name="T77">NOMBRE</text:span></text:p>
            <text:p text:style-name="P3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3.3">
          <table:table-cell table:style-name="Tabla3.A3" table:number-columns-spanned="3" office:value-type="string">
            <text:p text:style-name="P33"><text:span text:style-name="T17">DNI/NIE</text:span><text:span text:style-name="T17"><draw:control text:anchor-type="as-char" draw:z-index="39" draw:style-name="gr3" draw:text-style-name="P58" svg:width="2.625cm" svg:height="0.521cm" draw:control="control37"/></text:span></text:p>
          </table:table-cell>
          <table:covered-table-cell/>
          <table:covered-table-cell/>
          <table:table-cell table:style-name="Tabla3.D3" table:number-columns-spanned="3" office:value-type="string">
            <text:p text:style-name="P33"><text:span text:style-name="T17">E-MAIL</text:span><text:span text:style-name="T17"><draw:control text:anchor-type="as-char" draw:z-index="40" draw:style-name="gr3" draw:text-style-name="P58" svg:width="5.58cm" svg:height="0.521cm" draw:control="control38"/></text:span></text:p>
          </table:table-cell>
          <table:covered-table-cell/>
          <table:covered-table-cell/>
          <table:covered-table-cell/>
          <table:table-cell table:style-name="Tabla3.H3" table:number-columns-spanned="3" office:value-type="string">
            <text:p text:style-name="P32">DNI/NIE</text:p>
            <text:p text:style-name="P32"><draw:control text:anchor-type="as-char" draw:z-index="41" draw:style-name="gr3" draw:text-style-name="P58" svg:width="2.234cm" svg:height="0.521cm" draw:control="control39"/></text:p>
          </table:table-cell>
          <table:covered-table-cell/>
          <table:covered-table-cell/>
          <table:table-cell table:style-name="Tabla3.K3" table:number-columns-spanned="3" office:value-type="string">
            <text:p text:style-name="P32">E-MAIL</text:p>
            <text:p text:style-name="P32"><draw:control text:anchor-type="as-char" draw:z-index="42" draw:style-name="gr3" draw:text-style-name="P58" svg:width="6.01cm" svg:height="0.521cm" draw:control="control40"/></text:p>
          </table:table-cell>
          <table:covered-table-cell/>
          <table:covered-table-cell/>
        </table:table-row>
        <table:table-row table:style-name="Tabla3.3">
          <table:table-cell table:style-name="Tabla3.A4" table:number-columns-spanned="4" office:value-type="string">
            <text:p text:style-name="P36"><text:span text:style-name="T17">TELÉFONO</text:span><text:span text:style-name="T30"> </text:span><text:span text:style-name="T17">1</text:span><text:span text:style-name="T17"><draw:control text:anchor-type="as-char" draw:z-index="43" draw:style-name="gr3" draw:text-style-name="P58" svg:width="3.77cm" svg:height="0.521cm" draw:control="control41"/></text:span></text:p>
          </table:table-cell>
          <table:covered-table-cell/>
          <table:covered-table-cell/>
          <table:covered-table-cell/>
          <table:table-cell table:style-name="Tabla3.E4" table:number-columns-spanned="2" office:value-type="string">
            <text:p text:style-name="P33"><text:span text:style-name="T17">TELÉFONO</text:span><text:span text:style-name="T30"> </text:span><text:span text:style-name="T17">2</text:span><text:span text:style-name="T17"><draw:control text:anchor-type="as-char" draw:z-index="44" draw:style-name="gr3" draw:text-style-name="P58" svg:width="3.957cm" svg:height="0.521cm" draw:control="control42"/></text:span></text:p>
          </table:table-cell>
          <table:covered-table-cell/>
          <table:covered-table-cell/>
          <table:table-cell table:style-name="Tabla3.H4" table:number-columns-spanned="4" office:value-type="string">
            <text:p text:style-name="P36"><text:span text:style-name="T17">TELÉFONO</text:span><text:span text:style-name="T30"> </text:span><text:span text:style-name="T17">1</text:span><text:span text:style-name="T17"><draw:control text:anchor-type="as-char" draw:z-index="45" draw:style-name="gr3" draw:text-style-name="P58" svg:width="3.77cm" svg:height="0.521cm" draw:control="control43"/></text:span></text:p>
          </table:table-cell>
          <table:covered-table-cell/>
          <table:covered-table-cell/>
          <table:covered-table-cell/>
          <table:table-cell table:style-name="Tabla3.L4" table:number-columns-spanned="2" office:value-type="string">
            <text:p text:style-name="P33"><text:span text:style-name="T17">TELÉFONO</text:span><text:span text:style-name="T30"> </text:span><text:span text:style-name="T17">2</text:span><text:span text:style-name="T17"><draw:control text:anchor-type="as-char" draw:z-index="46" draw:style-name="gr3" draw:text-style-name="P58" svg:width="4.128cm" svg:height="0.521cm" draw:control="control44"/></text:span></text:p>
          </table:table-cell>
          <table:covered-table-cell/>
        </table:table-row>
        <table:table-row table:style-name="Tabla3.3">
          <table:table-cell table:style-name="Tabla3.A5" table:number-columns-spanned="6" office:value-type="string">
            <text:p text:style-name="P33"><text:span text:style-name="T23">DOMICILIO</text:span><text:span text:style-name="T31"> </text:span><text:span text:style-name="T23">(CALLE/PLAZA</text:span><text:span text:style-name="T21"> </text:span><text:span text:style-name="T23">Y</text:span><text:span text:style-name="T20"> </text:span><text:span text:style-name="T23">NÚMERO) </text:span><text:span text:style-name="T26">(Sólo si no coincide con el del alumno)</text:span><text:span text:style-name="T23"><draw:control text:anchor-type="as-char" draw:z-index="47" draw:style-name="gr3" draw:text-style-name="P58" svg:width="8.774cm" svg:height="0.521cm" draw:control="control45"/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3.H5" table:number-columns-spanned="6" office:value-type="string">
            <text:p text:style-name="P33"><text:span text:style-name="T23">DOMICILIO</text:span><text:span text:style-name="T31"> </text:span><text:span text:style-name="T23">(CALLE/PLAZA</text:span><text:span text:style-name="T21"> </text:span><text:span text:style-name="T23">Y</text:span><text:span text:style-name="T20"> </text:span><text:span text:style-name="T23">NÚMERO) </text:span><text:span text:style-name="T26">(Sólo si no coincide con el del alumno)</text:span><text:span text:style-name="T23"><draw:control text:anchor-type="as-char" draw:z-index="48" draw:style-name="gr3" draw:text-style-name="P58" svg:width="9.016cm" svg:height="0.521cm" draw:control="control46"/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3.3">
          <table:table-cell table:style-name="Tabla3.A6" table:number-columns-spanned="2" office:value-type="string">
            <text:p text:style-name="P36"><text:span text:style-name="T17">C.</text:span><text:span text:style-name="T29"> </text:span><text:span text:style-name="T17">POSTAL</text:span></text:p>
            <text:p text:style-name="P35"><draw:control text:anchor-type="as-char" draw:z-index="49" draw:style-name="gr3" draw:text-style-name="P58" svg:width="1.246cm" svg:height="0.521cm" draw:control="control47"/></text:p>
          </table:table-cell>
          <table:covered-table-cell/>
          <table:table-cell table:style-name="Tabla3.C6" table:number-columns-spanned="3" office:value-type="string">
            <text:p text:style-name="P33"><text:span text:style-name="T17">LOCALIDAD</text:span><text:span text:style-name="T17"><draw:control text:anchor-type="as-char" draw:z-index="50" draw:style-name="gr3" draw:text-style-name="P58" svg:width="3.493cm" svg:height="0.521cm" draw:control="control48"/></text:span></text:p>
          </table:table-cell>
          <table:covered-table-cell/>
          <table:covered-table-cell/>
          <table:table-cell table:style-name="Tabla3.F6" office:value-type="string">
            <text:p text:style-name="P33"><text:span text:style-name="T17">PROVINCIA</text:span><text:span text:style-name="T17"><draw:control text:anchor-type="as-char" draw:z-index="51" draw:style-name="gr3" draw:text-style-name="P58" svg:width="2.881cm" svg:height="0.521cm" draw:control="control49"/></text:span></text:p>
          </table:table-cell>
          <table:covered-table-cell/>
          <table:table-cell table:style-name="Tabla3.H6" table:number-columns-spanned="2" office:value-type="string">
            <text:p text:style-name="P36"><text:span text:style-name="T17">C.</text:span><text:span text:style-name="T29"> </text:span><text:span text:style-name="T17">POSTAL</text:span></text:p>
            <text:p text:style-name="P35"><draw:control text:anchor-type="as-char" draw:z-index="52" draw:style-name="gr3" draw:text-style-name="P58" svg:width="1.246cm" svg:height="0.521cm" draw:control="control50"/></text:p>
          </table:table-cell>
          <table:covered-table-cell/>
          <table:table-cell table:style-name="Tabla3.J6" table:number-columns-spanned="3" office:value-type="string">
            <text:p text:style-name="P33"><text:span text:style-name="T17">LOCALIDAD</text:span><text:span text:style-name="T17"><draw:control text:anchor-type="as-char" draw:z-index="53" draw:style-name="gr3" draw:text-style-name="P58" svg:width="3.885cm" svg:height="0.521cm" draw:control="control51"/></text:span></text:p>
          </table:table-cell>
          <table:covered-table-cell/>
          <table:covered-table-cell/>
          <table:table-cell table:style-name="Tabla3.M6" office:value-type="string">
            <text:p text:style-name="P33"><text:span text:style-name="T17">PROVINCIA</text:span><text:span text:style-name="T17"><draw:control text:anchor-type="as-char" draw:z-index="54" draw:style-name="gr3" draw:text-style-name="P58" svg:width="3.003cm" svg:height="0.521cm" draw:control="control52"/></text:span></text:p>
          </table:table-cell>
        </table:table-row>
      </table:table>
      <text:p text:style-name="P18"/>
      <text:p text:style-name="P15"><draw:frame draw:style-name="fr1" draw:name="Marco1" text:anchor-type="paragraph" svg:y="0.173cm" svg:width="19.27cm" draw:z-index="0"><draw:text-box fo:min-height="0.041cm"><table:table table:name="Tabla4" table:style-name="Tabla4"><table:table-column table:style-name="Tabla4.A"/><table:table-column table:style-name="Tabla4.B"/><table:table-column table:style-name="Tabla4.C"/><table:table-column table:style-name="Tabla4.D"/><table:table-column table:style-name="Tabla4.E"/><table:table-row table:style-name="Tabla4.1"><table:table-cell table:style-name="Tabla4.A1" office:value-type="string"><text:p text:style-name="P28">D</text:p></table:table-cell><table:table-cell table:style-name="Tabla4.B1" table:number-columns-spanned="3" office:value-type="string"><text:p text:style-name="P40">DATOS ACADÉMICOS</text:p></table:table-cell><table:covered-table-cell/><table:covered-table-cell/><table:table-cell table:style-name="Tabla4.E1" office:value-type="string"><text:p text:style-name="P41"><text:span text:style-name="T14">REPETIDOR</text:span> <text:s text:c="2"/><draw:control text:anchor-type="as-char" draw:z-index="57" draw:style-name="gr1" draw:text-style-name="P57" svg:width="0.5cm" svg:height="0.5cm" draw:control="control55"/><text:span text:style-name="T40"><text:s/></text:span></text:p></table:table-cell></table:table-row><table:table-row table:style-name="Tabla4.2"><table:table-cell table:style-name="Tabla4.A2" table:number-columns-spanned="2" office:value-type="string"><text:p text:style-name="P31"><draw:control text:anchor-type="as-char" draw:z-index="2" draw:style-name="gr1" draw:text-style-name="P57" svg:width="0.5cm" svg:height="0.5cm" draw:control="control2"/><text:bookmark-start text:name="OLE_LINK541"/><text:bookmark-start text:name="OLE_LINK551"/><text:bookmark-start text:name="OLE_LINK531"/><text:span text:style-name="T33"><text:s/></text:span><text:bookmark-end text:name="OLE_LINK541"/><text:bookmark-end text:name="OLE_LINK551"/><text:bookmark-end text:name="OLE_LINK531"/><text:span text:style-name="T66">1º MÓDULOS FORMATIVOS</text:span></text:p><table:table table:name="Tabla14" table:style-name="Tabla14"><table:table-column table:style-name="Tabla14.A"/><table:table-column table:style-name="Tabla14.B"/><table:table-column table:style-name="Tabla14.C"/><table:table-row table:style-name="Tabla14.1"><table:table-cell table:style-name="Tabla14.A1" office:value-type="string"><text:p text:style-name="P55"><text:span text:style-name="T32"><text:s/></text:span><text:span text:style-name="T51">Comunicación empresarial y atención al cliente</text:span><text:span text:style-name="T43"> </text:span></text:p><text:p text:style-name="P51"><text:span text:style-name="T40"><text:s/></text:span><text:span text:style-name="T51">Operaciones administrativas de compra-venta</text:span><text:span text:style-name="T43"> </text:span></text:p><text:p text:style-name="P51"><text:span text:style-name="T40"><text:s/></text:span><text:span text:style-name="T53">Empresa y Administración</text:span><text:span text:style-name="T44"> </text:span></text:p><text:p text:style-name="P51"><text:span text:style-name="T40"><text:s/></text:span><text:span text:style-name="T51">Tratamiento informático de la información</text:span><text:span text:style-name="T43"> </text:span></text:p><text:p text:style-name="P53"><text:span text:style-name="T41"><text:s/></text:span><text:span text:style-name="T55">Técnica contable</text:span><text:span text:style-name="T45"> </text:span></text:p><text:p text:style-name="P53"><text:span text:style-name="T41"><text:s/></text:span><text:span text:style-name="T72">Inglés</text:span><text:span text:style-name="T68"> </text:span></text:p><text:p text:style-name="P53"><text:span text:style-name="T41"><text:s/></text:span><text:span text:style-name="T57">Formación y Orientación Laboral</text:span><text:span text:style-name="T47"> </text:span></text:p></table:table-cell><table:table-cell table:style-name="Tabla14.B1" office:value-type="string"><text:p text:style-name="P48"/></table:table-cell><table:table-cell table:style-name="Tabla14.C1" office:value-type="string"><text:p text:style-name="P25"><text:span text:style-name="T40"><text:s/></text:span><text:span text:style-name="T51">Operaciones administrativas de recursos humanos</text:span><text:span text:style-name="T43"> </text:span></text:p><text:p text:style-name="P23"><text:span text:style-name="T40"><text:s/></text:span><text:span text:style-name="T51">Tratamiento de la documentación contable</text:span><text:span text:style-name="T43"> </text:span></text:p><text:p text:style-name="P23"><text:span text:style-name="T40"><text:s/></text:span><text:span text:style-name="T51">Empresa en el aula</text:span><text:span text:style-name="T43"> </text:span></text:p><text:p text:style-name="P20"><text:span text:style-name="T41"><text:s/></text:span><text:span text:style-name="T55">Operaciones auxiliares de gestión de tesorería</text:span><text:span text:style-name="T45"> </text:span></text:p><text:p text:style-name="P20"><text:span text:style-name="T41"><text:s/></text:span><text:span text:style-name="T55">Inglés técnico</text:span><text:span text:style-name="T45"> </text:span><text:bookmark text:name="OLE_LINK36112"/><text:bookmark text:name="OLE_LINK37112"/></text:p><text:p text:style-name="P20"><text:span text:style-name="T42"><text:s/></text:span><text:span text:style-name="T59">Formación en Centros de Trabajo</text:span><text:span text:style-name="T48"> </text:span><text:bookmark text:name="OLE_LINK58112"/><text:bookmark text:name="OLE_LINK57112"/><text:bookmark text:name="OLE_LINK56112"/></text:p></table:table-cell></table:table-row></table:table><text:p text:style-name="P48"/></table:table-cell><table:covered-table-cell/><table:table-cell table:style-name="Tabla4.C3" table:number-rows-spanned="2" office:value-type="string"><text:p text:style-name="P37"/></table:table-cell><table:table-cell table:style-name="Tabla4.A2" table:number-columns-spanned="2" office:value-type="string"><text:p text:style-name="P39"><draw:control text:anchor-type="as-char" draw:z-index="1" draw:style-name="gr1" draw:text-style-name="P57" svg:width="0.5cm" svg:height="0.5cm" draw:control="control1"/><text:span text:style-name="T33"><text:s/></text:span><text:span text:style-name="T66">2º MÓDULOS FORMATIVOS</text:span></text:p></table:table-cell><table:covered-table-cell/></table:table-row><table:table-row table:style-name="Tabla4.3"><table:table-cell table:style-name="Tabla4.A3" table:number-columns-spanned="2" office:value-type="string"><text:p text:style-name="P56"><text:span text:style-name="T32"><draw:control text:anchor-type="as-char" draw:z-index="5" draw:style-name="gr1" draw:text-style-name="P57" svg:width="0.5cm" svg:height="0.5cm" draw:control="control4"/></text:span><text:span text:style-name="T32"><text:s/></text:span><text:span text:style-name="T52">0437. C</text:span><text:span text:style-name="T51">omunicación empresarial y atención al cliente</text:span><text:span text:style-name="T43"> </text:span></text:p><text:p text:style-name="P52"><text:span text:style-name="T40"><draw:control text:anchor-type="as-char" draw:z-index="6" draw:style-name="gr1" draw:text-style-name="P57" svg:width="0.5cm" svg:height="0.5cm" draw:control="control5"/></text:span><text:span text:style-name="T40"><text:s/></text:span><text:span text:style-name="T52">0438. O</text:span><text:span text:style-name="T51">peraciones administrativas de compra-venta</text:span><text:span text:style-name="T43"> </text:span></text:p><text:p text:style-name="P52"><text:span text:style-name="T40"><draw:control text:anchor-type="as-char" draw:z-index="7" draw:style-name="gr1" draw:text-style-name="P57" svg:width="0.5cm" svg:height="0.5cm" draw:control="control6"/></text:span><text:span text:style-name="T40"><text:s/></text:span><text:span text:style-name="T54">0439. E</text:span><text:span text:style-name="T53">mpresa y Administración</text:span><text:span text:style-name="T44"> </text:span></text:p><text:p text:style-name="P52"><text:span text:style-name="T40"><draw:control text:anchor-type="as-char" draw:z-index="8" draw:style-name="gr1" draw:text-style-name="P57" svg:width="0.5cm" svg:height="0.5cm" draw:control="control7"/></text:span><text:span text:style-name="T40"><text:s/></text:span><text:span text:style-name="T52">0440. T</text:span><text:span text:style-name="T51">ratamiento informático de la información</text:span><text:span text:style-name="T43"> </text:span></text:p><text:p text:style-name="P54"><text:span text:style-name="T41"><draw:control text:anchor-type="as-char" draw:z-index="9" draw:style-name="gr1" draw:text-style-name="P57" svg:width="0.5cm" svg:height="0.5cm" draw:control="control8"/></text:span><text:span text:style-name="T41"><text:s/></text:span><text:span text:style-name="T56">0441. T</text:span><text:span text:style-name="T55">écnica contable</text:span><text:span text:style-name="T45"> </text:span></text:p><text:p text:style-name="P54"><text:span text:style-name="T41"><draw:control text:anchor-type="as-char" draw:z-index="10" draw:style-name="gr6" draw:text-style-name="P59" svg:width="0.5cm" svg:height="0.5cm" draw:control="control9"/></text:span><text:span text:style-name="T41"><text:s/></text:span><text:span text:style-name="T73">0151. I</text:span><text:span text:style-name="T72">nglés</text:span><text:span text:style-name="T68"> </text:span></text:p><text:p text:style-name="P54"><text:span text:style-name="T41"><draw:control text:anchor-type="as-char" draw:z-index="4" draw:style-name="gr1" draw:text-style-name="P59" svg:width="0.5cm" svg:height="0.5cm" draw:control="control3"/></text:span><text:span text:style-name="T41"><text:s/></text:span><text:span text:style-name="T58">0449. F</text:span><text:span text:style-name="T57">ormación y Orientación Laboral</text:span><text:span text:style-name="T47"> </text:span></text:p></table:table-cell><table:covered-table-cell/><table:covered-table-cell/><table:table-cell table:style-name="Tabla4.D3" table:number-columns-spanned="2" office:value-type="string"><text:p text:style-name="P26"><text:span text:style-name="T40"><draw:control text:anchor-type="as-char" draw:z-index="12" draw:style-name="gr1" draw:text-style-name="P57" svg:width="0.5cm" svg:height="0.5cm" draw:control="control11"/></text:span><text:span text:style-name="T40"><text:s/></text:span><text:span text:style-name="T52">0442. O</text:span><text:span text:style-name="T51">peraciones administrativas de recursos humanos</text:span><text:span text:style-name="T43"> </text:span></text:p><text:p text:style-name="P24"><text:span text:style-name="T40"><draw:control text:anchor-type="as-char" draw:z-index="13" draw:style-name="gr1" draw:text-style-name="P57" svg:width="0.5cm" svg:height="0.5cm" draw:control="control12"/></text:span><text:span text:style-name="T40"><text:s/></text:span><text:span text:style-name="T52">0443. T</text:span><text:span text:style-name="T51">ratamiento de la documentación contable</text:span><text:span text:style-name="T43"> </text:span></text:p><text:p text:style-name="P24"><text:span text:style-name="T40"><draw:control text:anchor-type="as-char" draw:z-index="14" draw:style-name="gr1" draw:text-style-name="P57" svg:width="0.5cm" svg:height="0.5cm" draw:control="control13"/></text:span><text:span text:style-name="T40"><text:s/></text:span><text:span text:style-name="T52">0446. E</text:span><text:span text:style-name="T51">mpresa en el aula</text:span><text:span text:style-name="T43"> </text:span></text:p><text:p text:style-name="P21"><text:span text:style-name="T41"><draw:control text:anchor-type="as-char" draw:z-index="15" draw:style-name="gr1" draw:text-style-name="P57" svg:width="0.5cm" svg:height="0.5cm" draw:control="control14"/></text:span><text:span text:style-name="T41"><text:s/></text:span><text:span text:style-name="T56">0448. O</text:span><text:span text:style-name="T55">peraciones auxiliares de gestión de tesorería</text:span><text:span text:style-name="T45"> </text:span></text:p><text:p text:style-name="P21"><text:span text:style-name="T41"><draw:control text:anchor-type="as-char" draw:z-index="16" draw:style-name="gr1" draw:text-style-name="P57" svg:width="0.5cm" svg:height="0.5cm" draw:control="control15"/></text:span><text:span text:style-name="T41"><text:s/></text:span><text:span text:style-name="T56">CV0002. I</text:span><text:span text:style-name="T55">nglés técnico</text:span><text:span text:style-name="T45"> </text:span><text:bookmark text:name="OLE_LINK371121"/><text:bookmark text:name="OLE_LINK361121"/><text:span text:style-name="T46">II-M</text:span></text:p><text:p text:style-name="P22"><text:bookmark text:name="OLE_LINK561122"/><text:bookmark text:name="OLE_LINK571122"/><text:bookmark text:name="OLE_LINK581122"/><text:span text:style-name="T40"><draw:control text:anchor-type="as-char" draw:z-index="11" draw:style-name="gr1" draw:text-style-name="P57" svg:width="0.5cm" svg:height="0.5cm" draw:control="control10"/></text:span><text:span text:style-name="T40"><text:s/></text:span><text:span text:style-name="T52">0451. F</text:span><text:span text:style-name="T51">ormación en Centros de Trabajo</text:span><text:span text:style-name="T43"> </text:span></text:p></table:table-cell><table:covered-table-cell/></table:table-row><table:table-row table:style-name="Tabla4.4"><table:table-cell table:style-name="Tabla4.A2" table:number-columns-spanned="5" office:value-type="string"><text:p text:style-name="P38"><text:span text:style-name="T11">Accede al ciclo por cumplir el siguiente requisito</text:span><text:span text:style-name="T67">:</text:span></text:p></table:table-cell><table:covered-table-cell/><table:covered-table-cell/><table:covered-table-cell/><table:covered-table-cell/></table:table-row><table:table-row table:style-name="Tabla4.5"><table:table-cell table:style-name="Tabla4.A5" table:number-columns-spanned="3" office:value-type="string"><text:p text:style-name="P45"><text:span text:style-name="T32"><draw:control text:anchor-type="as-char" draw:z-index="58" draw:style-name="gr1" draw:text-style-name="P57" svg:width="0.5cm" svg:height="0.5cm" draw:control="control56"/></text:span><text:span text:style-name="T32"><text:s/></text:span><text:span text:style-name="T69">Superar prueba de acceso a un ciclo formativo de grado medio</text:span></text:p><text:p text:style-name="P42"><text:span text:style-name="T32"><draw:control text:anchor-type="as-char" draw:z-index="59" draw:style-name="gr1" draw:text-style-name="P57" svg:width="0.5cm" svg:height="0.5cm" draw:control="control57"/></text:span><text:span text:style-name="T32"><text:s/></text:span><text:span text:style-name="T69">Superar prueba de acceso a la universidad para mayores de 25 años</text:span></text:p><text:p text:style-name="P44"><text:span text:style-name="T35"><draw:control text:anchor-type="as-char" draw:z-index="60" draw:style-name="gr1" draw:text-style-name="P57" svg:width="0.5cm" svg:height="0.5cm" draw:control="control58"/></text:span><text:span text:style-name="T35"><text:s/></text:span><text:span text:style-name="T50">Haber superado 2º BUP</text:span></text:p></table:table-cell><table:covered-table-cell/><table:covered-table-cell/><table:table-cell table:style-name="Tabla4.D5" table:number-columns-spanned="2" office:value-type="string"><text:p text:style-name="P46"><text:span text:style-name="T32"><draw:control text:anchor-type="as-char" draw:z-index="61" draw:style-name="gr1" draw:text-style-name="P57" svg:width="0.5cm" svg:height="0.5cm" draw:control="control59"/></text:span><text:span text:style-name="T32"><text:s/></text:span><text:span text:style-name="T49">Título Profesional Básico</text:span></text:p><text:p text:style-name="P43"><text:span text:style-name="T34"><draw:control text:anchor-type="as-char" draw:z-index="62" draw:style-name="gr1" draw:text-style-name="P57" svg:width="0.5cm" svg:height="0.5cm" draw:control="control60"/></text:span><text:span text:style-name="T34"><text:s/></text:span><text:span text:style-name="T70">Título de Bachiller LOGSE/LOCE/LOE/</text:span><text:span text:style-name="T71">LOMCE</text:span></text:p><text:p text:style-name="P46"><text:span text:style-name="T35"><draw:control text:anchor-type="as-char" draw:z-index="63" draw:style-name="gr1" draw:text-style-name="P57" svg:width="0.5cm" svg:height="0.5cm" draw:control="control61"/></text:span><text:span text:style-name="T35"><text:s/></text:span><text:span text:style-name="T50">Graduado en E.S.O.</text:span></text:p></table:table-cell><table:covered-table-cell/></table:table-row></table:table></draw:text-box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7"><text:span text:style-name="T74">De conformidad con lo que establece el Reglamento (UE) 2016/679 del Parlamento Europeo y del Consejo, que ha sido adaptado al ordenamiento jurídico español mediante la Ley Orgánica 3/2018, de 5 de diciembre, de Protección de Datos Personales y Garantías de los Derechos Digitales, se le informa que:- Los datos personales recogidos mediante esta solicitud serán tratados de forma confidencial.- La finalidad del tratamiento es el cumplimiento de los requisitos dispuestos en la normativa sobre el procedimiento de </text:span><text:span text:style-name="T75">matrícula</text:span><text:span text:style-name="T74"> del alumnado </text:span><text:span text:style-name="T76">en el </text:span><text:span text:style-name="T75">IES NÚM. 1 - LIBERTAS</text:span><text:span text:style-name="T74">.- Se pueden ejercer los derechos de acceso, rectificación, cancelación y oposición </text:span><text:span text:style-name="T75">ante el IES NÚM. 1 - LIBERTAS Polígono Aguas Nuevas, sector 25 S/N, 03183 Torrevieja </text:span><text:span text:style-name="T74">(dirección de correo electrónico: </text:span><text:span text:style-name="T75">03008630</text:span><text:span text:style-name="T74">@gva.es Tfn.: 96</text:span><text:span text:style-name="T75">5</text:span><text:span text:style-name="T74"> </text:span><text:span text:style-name="T75">290</text:span><text:span text:style-name="T74"> </text:span><text:span text:style-name="T75">100</text:span><text:span text:style-name="T74">).</text:span></text:p>
      <text:p text:style-name="P16">Con la firma de la solicitud autorizo y presto mi consentimiento expreso para el uso de mis datos, según todo lo anteriormente expuesto y de <text:span text:style-name="T61">forma confidencial, con las medidas de seguridad que establece la normativa vigente en materia de protección de datos.</text:span></text:p>
      <text:p text:style-name="P13"><text:bookmark text:name="OLE_LINK33"/><text:bookmark text:name="OLE_LINK34"/><text:bookmark text:name="OLE_LINK35"/></text:p>
      <table:table table:name="Tabla6" table:style-name="Tabla6">
        <table:table-column table:style-name="Tabla6.A"/>
        <table:table-column table:style-name="Tabla6.B" table:number-columns-repeated="2"/>
        <table:table-row table:style-name="Tabla6.1">
          <table:table-cell table:style-name="Tabla6.A1" office:value-type="string">
            <text:p text:style-name="P9">Firma padre/tutor</text:p>
          </table:table-cell>
          <table:table-cell table:style-name="Tabla6.A1" office:value-type="string">
            <text:p text:style-name="P9">Firma madre/tutora</text:p>
          </table:table-cell>
          <table:table-cell table:style-name="Tabla6.A1" office:value-type="string">
            <text:p text:style-name="P11">Firma del alumno</text:p>
            <text:p text:style-name="P12">(en caso de mayoría de edad)</text:p>
          </table:table-cell>
        </table:table-row>
        <table:table-row table:style-name="Tabla6.2">
          <table:table-cell table:style-name="Tabla6.A2" table:number-columns-spanned="2" office:value-type="string">
            <text:p text:style-name="P10"/>
          </table:table-cell>
          <table:covered-table-cell/>
          <table:table-cell table:style-name="Tabla6.A2" office:value-type="string">
            <text:p text:style-name="P8"><text:bookmark text:name="OLE_LINK15"/><text:bookmark text:name="OLE_LINK16"/><text:bookmark text:name="OLE_LINK21"/><text:bookmark text:name="OLE_LINK22"/><text:bookmark text:name="OLE_LINK29"/><text:bookmark text:name="OLE_LINK30"/><text:bookmark text:name="OLE_LINK31"/><text:bookmark text:name="OLE_LINK32"/><text:bookmark text:name="OLE_LINK14"/></text:p>
          </table:table-cell>
        </table:table-row>
      </table:table>
      <text:p text:style-name="P47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Calibri2" svg:font-family="Calibri, sans-serif"/>
    <style:font-face style:name="Mangal" svg:font-family="Mangal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Garamond" svg:font-family="Garamond" style:font-family-generic="roman" style:font-pitch="variable"/>
    <style:font-face style:name="Tahoma" svg:font-family="Tahoma" style:font-family-generic="roman" style:font-pitch="variable"/>
    <style:font-face style:name="Times New Roman1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Calibri3" svg:font-family="Calibri" style:font-family-generic="system" style:font-pitch="variable"/>
    <style:font-face style:name="Mangal1" svg:font-family="Mangal" style:font-family-generic="system" style:font-pitch="variable"/>
    <style:font-face style:name="Myriad Pro" svg:font-family="'Myriad Pro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TimesNewRomanPSMT" svg:font-family="TimesNewRomanPSM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s" fo:country="ES" style:letter-kerning="true" style:font-name-asian="Times New Roman" style:font-size-asian="10pt" style:language-asian="es" style:country-asian="ES" style:font-name-complex="Times New Roman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es" fo:country="ES" style:letter-kerning="true" style:font-name-asian="Times New Roman" style:font-size-asian="10pt" style:language-asian="es" style:country-asian="ES" style:font-name-complex="Times New Roman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  <style:text-properties fo:font-size="11pt" style:font-size-asian="11pt" style:font-size-complex="11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Table_20_Paragraph" style:display-name="Table Paragraph" style:family="paragraph" style:parent-style-name="Standard" style:default-outline-level="">
      <style:paragraph-properties fo:margin-top="0cm" fo:margin-bottom="0cm" loext:contextual-spacing="false" fo:line-height="100%" fo:orphans="0" fo:widows="0"/>
      <style:text-properties fo:language="en" fo:country="US" style:font-name-asian="Calibri3" style:font-family-asian="Calibri" style:font-family-generic-asian="system" style:font-pitch-asian="variable" style:language-asian="en" style:country-asian="US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/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Table_20_Heading" style:display-name="Table Heading" style:family="paragraph" style:parent-style-name="Table_20_Contents" style:class="extra"/>
    <style:style style:name="Default_20_Paragraph_20_Font" style:display-name="Default Paragraph Font" style:family="text"/>
    <style:style style:name="Encabezado_20_Car" style:display-name="Encabezado Car" style:family="text">
      <style:text-properties fo:font-size="11pt" style:font-size-asian="11pt" style:font-size-complex="11pt"/>
    </style:style>
    <style:style style:name="Pie_20_de_20_página_20_Car" style:display-name="Pie de página Car" style:family="text">
      <style:text-properties fo:font-size="11pt" style:font-size-asian="11pt" style:font-size-complex="11pt"/>
    </style:style>
    <style:style style:name="Texto_20_de_20_globo_20_Car" style:display-name="Texto de globo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5" style:family="table">
      <style:table-properties style:width="19.248cm" fo:margin-top="0cm" fo:margin-bottom="0cm" table:align="center" style:writing-mode="lr-tb"/>
    </style:style>
    <style:style style:name="Tabla5.A" style:family="table-column">
      <style:table-column-properties style:column-width="19.248cm"/>
    </style:style>
    <style:style style:name="Tabla5.1" style:family="table-row">
      <style:table-row-properties style:min-row-height="2.498cm" fo:keep-together="auto"/>
    </style:style>
    <style:style style:name="Tabla5.A1" style:family="table-cell">
      <style:table-cell-properties style:vertical-align="middle"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MP1" style:family="paragraph" style:parent-style-name="Standard">
      <style:paragraph-properties fo:margin-left="0cm" fo:margin-right="4.066cm" fo:margin-top="0cm" fo:margin-bottom="0cm" loext:contextual-spacing="false" fo:line-height="100%" fo:text-align="center" style:justify-single-word="false" fo:text-indent="0cm" style:auto-text-indent="false"/>
      <style:text-properties fo:font-size="7pt" style:font-size-asian="6.09999990463257pt" style:font-size-complex="7pt"/>
    </style:style>
    <style:style style:name="MP2" style:family="paragraph" style:parent-style-name="Standard">
      <style:paragraph-properties fo:margin-top="0cm" fo:margin-bottom="0.101cm" loext:contextual-spacing="false" fo:line-height="100%" fo:text-align="center" style:justify-single-word="false" style:writing-mode="lr-tb"/>
      <style:text-properties style:font-name="Times New Roman1" fo:font-size="6pt" fo:letter-spacing="normal" fo:language="ru" fo:country="RU" fo:font-weight="bold" officeooo:paragraph-rsid="00218469" style:font-name-asian="Calibri3" style:font-size-asian="5.25pt" style:language-asian="en" style:country-asian="US" style:font-weight-asian="bold" style:font-size-complex="6pt"/>
    </style:style>
    <style:style style:name="MP3" style:family="paragraph" style:parent-style-name="Standard">
      <style:paragraph-properties fo:margin-top="0cm" fo:margin-bottom="0.101cm" loext:contextual-spacing="false" fo:line-height="100%" fo:text-align="center" style:justify-single-word="false" style:writing-mode="lr-tb"/>
      <style:text-properties style:font-name="Times New Roman1" fo:font-size="2pt" fo:letter-spacing="normal" fo:language="ru" fo:country="RU" fo:font-weight="bold" officeooo:paragraph-rsid="00218469" style:font-name-asian="Calibri3" style:font-size-asian="1.75pt" style:language-asian="en" style:country-asian="US" style:font-weight-asian="bold" style:font-size-complex="2pt"/>
    </style:style>
    <style:style style:name="MP4" style:family="paragraph" style:parent-style-name="Standard">
      <style:paragraph-properties fo:margin-top="0cm" fo:margin-bottom="0.101cm" loext:contextual-spacing="false" fo:line-height="100%" fo:text-align="center" style:justify-single-word="false" style:writing-mode="lr-tb"/>
      <style:text-properties officeooo:paragraph-rsid="00218469"/>
    </style:style>
    <style:style style:name="MP5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officeooo:paragraph-rsid="001655c2"/>
    </style:style>
    <style:style style:name="MP6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officeooo:paragraph-rsid="002471a3"/>
    </style:style>
    <style:style style:name="MP7" style:family="paragraph" style:parent-style-name="Header">
      <style:paragraph-properties fo:margin-top="0cm" fo:margin-bottom="0cm" loext:contextual-spacing="false" fo:line-height="100%"/>
      <style:text-properties fo:font-size="9pt" style:font-size-asian="7.84999990463257pt" style:font-size-complex="9pt"/>
    </style:style>
    <style:style style:name="MT1" style:family="text">
      <style:text-properties style:font-name="Times New Roman1" fo:font-size="24pt" fo:letter-spacing="normal" fo:language="ru" fo:country="RU" fo:font-weight="bold" style:font-name-asian="Calibri3" style:font-size-asian="24pt" style:language-asian="en" style:country-asian="US" style:font-weight-asian="bold" style:font-size-complex="24pt"/>
    </style:style>
    <style:style style:name="MT2" style:family="text">
      <style:text-properties style:font-name="Times New Roman1" fo:font-size="24pt" fo:language="ru" fo:country="RU" fo:font-weight="bold" style:font-name-asian="Calibri3" style:font-size-asian="24pt" style:language-asian="en" style:country-asian="US" style:font-weight-asian="bold" style:font-size-complex="24pt"/>
    </style:style>
    <style:style style:name="MT3" style:family="text">
      <style:text-properties style:font-name="Arial1" fo:font-size="20pt" fo:letter-spacing="normal" fo:language="ru" fo:country="RU" fo:font-weight="bold" style:font-name-asian="Calibri3" style:font-size-asian="20pt" style:language-asian="en" style:country-asian="US" style:font-weight-asian="bold" style:font-size-complex="20pt"/>
    </style:style>
    <style:style style:name="MT4" style:family="text">
      <style:text-properties style:font-name="Arial1" fo:font-size="20pt" fo:language="ru" fo:country="RU" fo:font-weight="bold" style:font-name-asian="Calibri3" style:font-size-asian="20pt" style:language-asian="en" style:country-asian="US" style:font-weight-asian="bold" style:font-size-complex="20pt"/>
    </style:style>
    <style:style style:name="MT5" style:family="text">
      <style:text-properties style:font-name="Arial1" fo:font-size="20pt" fo:letter-spacing="normal" fo:language="es" fo:country="ES" fo:font-weight="bold" officeooo:rsid="000929d7" style:font-name-asian="Calibri3" style:font-size-asian="20pt" style:language-asian="en" style:country-asian="US" style:font-weight-asian="bold" style:font-size-complex="20pt"/>
    </style:style>
    <style:style style:name="MT6" style:family="text">
      <style:text-properties style:font-name="Arial1" fo:font-size="20pt" fo:language="es" fo:country="ES" fo:font-weight="bold" officeooo:rsid="000929d7" style:font-name-asian="Calibri3" style:font-size-asian="20pt" style:language-asian="en" style:country-asian="US" style:font-weight-asian="bold" style:font-size-complex="20pt"/>
    </style:style>
    <style:style style:name="MT7" style:family="text">
      <style:text-properties fo:color="#800000" style:text-position="-2% 100%" style:font-name="Arial1" fo:font-size="20pt" fo:language="ru" fo:country="RU" fo:font-weight="bold" style:font-name-asian="Calibri3" style:font-size-asian="20pt" style:language-asian="en" style:country-asian="US" style:font-weight-asian="bold" style:font-name-complex="Arial2" style:font-size-complex="20pt" style:font-weight-complex="bold"/>
    </style:style>
    <style:style style:name="MT8" style:family="text">
      <style:text-properties fo:color="#800000" style:text-position="-2% 100%" style:font-name="Arial1" fo:font-size="20pt" fo:language="ru" fo:country="RU" fo:font-weight="bold" officeooo:rsid="000e0d8e" style:font-name-asian="Calibri3" style:font-size-asian="20pt" style:language-asian="en" style:country-asian="US" style:font-weight-asian="bold" style:font-name-complex="Arial2" style:font-size-complex="20pt" style:font-weight-complex="bold"/>
    </style:style>
    <style:style style:name="MT9" style:family="text">
      <style:text-properties fo:color="#800000" style:text-position="-2% 100%" style:font-name="Arial1" fo:font-size="20pt" fo:language="es" fo:country="ES" fo:font-weight="bold" officeooo:rsid="000e0d8e" style:font-name-asian="Calibri3" style:font-size-asian="20pt" style:language-asian="en" style:country-asian="US" style:font-weight-asian="bold" style:font-name-complex="Arial2" style:font-size-complex="20pt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31cm" fo:page-height="29.7cm" style:num-format="1" style:print-orientation="portrait" fo:margin-top="1.27cm" fo:margin-bottom="1.27cm" fo:margin-left="0.741cm" fo:margin-right="0.494cm" style:writing-mode="lr-tb" style:layout-grid-color="#c0c0c0" style:layout-grid-lines="28783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0.101cm" fo:margin-left="0cm" fo:margin-right="0cm" fo:margin-bottom="0cm" fo:background-color="transparent" style:dynamic-spacing="true" draw:fill="none" draw:fill-color="#729fcf"/>
      </style:header-style>
      <style:footer-style>
        <style:header-footer-properties fo:min-height="0.101cm" fo:margin-left="0cm" fo:margin-right="0cm" fo:margin-top="0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able:table table:name="Tabla5" table:style-name="Tabla5">
          <table:table-column table:style-name="Tabla5.A"/>
          <table:table-row table:style-name="Tabla5.1">
            <table:table-cell table:style-name="Tabla5.A1" office:value-type="string">
              <text:p text:style-name="MP1"><draw:frame draw:style-name="Mfr1" draw:name="Imagen1" text:anchor-type="char" svg:x="2.286cm" svg:y="-0.009cm" svg:width="14.152cm" svg:height="0.965cm" draw:z-index="3"><draw:image xlink:href="Pictures/1000020100001B5D000001DE3510BDC124B51DE6.png" xlink:type="simple" xlink:show="embed" xlink:actuate="onLoad" loext:mime-type="image/png"/></draw:frame></text:p>
              <text:p text:style-name="MP2"/>
              <text:p text:style-name="MP3"/>
              <text:p text:style-name="MP3"/>
              <text:p text:style-name="MP4"><text:span text:style-name="MT1">SOLICITUD</text:span><text:span text:style-name="MT2"> </text:span><text:span text:style-name="MT1">DE</text:span><text:span text:style-name="MT2"> MATRÍCULA</text:span></text:p>
              <text:p text:style-name="MP5"><draw:frame draw:style-name="Mfr2" draw:name="Imagen2" text:anchor-type="paragraph" svg:x="0.009cm" svg:y="-0.411cm" svg:width="2.526cm" svg:height="1.406cm" draw:z-index="17"><draw:image xlink:href="Pictures/100002010000066100000391F0B4069685737080.png" xlink:type="simple" xlink:show="embed" xlink:actuate="onLoad" loext:mime-type="image/png"/></draw:frame><text:span text:style-name="MT3">CURSO</text:span><text:span text:style-name="MT4"> </text:span><text:span text:style-name="MT3">20 <text:s text:c="2"/></text:span><text:span text:style-name="MT5"><text:s text:c="3"/></text:span><text:span text:style-name="MT3"><text:s/>/ </text:span><text:span text:style-name="MT4">20</text:span><text:span text:style-name="MT6"> </text:span></text:p>
              <text:p text:style-name="MP6"><text:bookmark text:name="OLE_LINK28"/><text:bookmark text:name="OLE_LINK27"/><text:bookmark text:name="OLE_LINK26"/><text:bookmark text:name="OLE_LINK25"/><text:bookmark text:name="OLE_LINK20"/><text:bookmark text:name="OLE_LINK19"/><text:bookmark text:name="OLE_LINK18"/><text:bookmark text:name="OLE_LINK17"/><text:span text:style-name="MT7">C.F</text:span><text:bookmark text:name="_GoBack"/><text:span text:style-name="MT7">.G.M. </text:span><text:bookmark text:name="OLE_LINK171"/><text:bookmark text:name="OLE_LINK181"/><text:bookmark text:name="OLE_LINK191"/><text:bookmark text:name="OLE_LINK201"/><text:bookmark text:name="OLE_LINK251"/><text:bookmark text:name="OLE_LINK261"/><text:bookmark text:name="OLE_LINK271"/><text:bookmark text:name="OLE_LINK281"/><text:span text:style-name="MT8">G</text:span><text:span text:style-name="MT9">ESTIÓN ADMINISTRATIVA</text:span></text:p>
            </table:table-cell>
          </table:table-row>
        </table:table>
        <text:p text:style-name="MP7"/>
      </style:header>
      <style:footer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initial-creator>Álvaro López</meta:initial-creator>
    <dc:description>Solid Converter PDF</dc:description>
    <meta:editing-cycles>36</meta:editing-cycles>
    <meta:print-date>2014-05-14T11:05:00</meta:print-date>
    <meta:creation-date>2015-04-19T19:37:00</meta:creation-date>
    <dc:date>2020-06-03T13:09:31.883693091</dc:date>
    <meta:editing-duration>PT1H44M13S</meta:editing-duration>
    <meta:generator>LibreOffice/6.4.4.2$MacOSX_X86_64 LibreOffice_project/3d775be2011f3886db32dfd395a6a6d1ca2630ff</meta:generator>
    <dc:creator>J M</dc:creator>
    <meta:document-statistic meta:table-count="6" meta:image-count="2" meta:object-count="0" meta:page-count="1" meta:paragraph-count="93" meta:word-count="467" meta:character-count="3173" meta:non-whitespace-character-count="2704"/>
    <meta:user-defined meta:name="AppVersion">14.0000</meta:user-defined>
    <meta:user-defined meta:name="Company">CopLand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